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pr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0.157" calcext:value-type="float">
            <text:p>10.15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1.048" calcext:value-type="float">
            <text:p>11.04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682" calcext:value-type="float">
            <text:p>8.68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798" calcext:value-type="float">
            <text:p>26.79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407" calcext:value-type="float">
            <text:p>28.40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44" calcext:value-type="float">
            <text:p>29.34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581" calcext:value-type="float">
            <text:p>28.58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4.29" calcext:value-type="float">
            <text:p>24.2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885" calcext:value-type="float">
            <text:p>29.88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038" calcext:value-type="float">
            <text:p>29.03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168" calcext:value-type="float">
            <text:p>32.16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092" calcext:value-type="float">
            <text:p>33.09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674" calcext:value-type="float">
            <text:p>26.67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406" calcext:value-type="float">
            <text:p>29.40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03" calcext:value-type="float">
            <text:p>29.30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4.852" calcext:value-type="float">
            <text:p>34.85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989" calcext:value-type="float">
            <text:p>30.98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279" calcext:value-type="float">
            <text:p>32.27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827" calcext:value-type="float">
            <text:p>30.82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89" calcext:value-type="float">
            <text:p>27.8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388" calcext:value-type="float">
            <text:p>26.38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906" calcext:value-type="float">
            <text:p>29.90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135" calcext:value-type="float">
            <text:p>33.13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7.196" calcext:value-type="float">
            <text:p>37.19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7.212" calcext:value-type="float">
            <text:p>37.21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1.235" calcext:value-type="float">
            <text:p>31.23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9.262" calcext:value-type="float">
            <text:p>39.26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571" calcext:value-type="float">
            <text:p>28.57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345" calcext:value-type="float">
            <text:p>26.34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1.757" calcext:value-type="float">
            <text:p>21.75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03" calcext:value-type="float">
            <text:p>29.30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376" calcext:value-type="float">
            <text:p>32.37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1.459" calcext:value-type="float">
            <text:p>31.45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424" calcext:value-type="float">
            <text:p>29.42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522" calcext:value-type="float">
            <text:p>26.52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62" calcext:value-type="float">
            <text:p>29.36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582" calcext:value-type="float">
            <text:p>29.58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522" calcext:value-type="float">
            <text:p>33.52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5.596" calcext:value-type="float">
            <text:p>35.59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1.106" calcext:value-type="float">
            <text:p>31.10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4.708" calcext:value-type="float">
            <text:p>34.70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674" calcext:value-type="float">
            <text:p>29.67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872" calcext:value-type="float">
            <text:p>29.87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276" calcext:value-type="float">
            <text:p>33.27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051" calcext:value-type="float">
            <text:p>32.05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265" calcext:value-type="float">
            <text:p>27.26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4.567" calcext:value-type="float">
            <text:p>34.56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871" calcext:value-type="float">
            <text:p>32.87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306" calcext:value-type="float">
            <text:p>33.306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7.43" calcext:value-type="float">
            <text:p>37.4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6.562" calcext:value-type="float">
            <text:p>36.56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6.034" calcext:value-type="float">
            <text:p>36.03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884" calcext:value-type="float">
            <text:p>33.88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825" calcext:value-type="float">
            <text:p>32.82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7.303" calcext:value-type="float">
            <text:p>37.30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41.225" calcext:value-type="float">
            <text:p>41.22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613" calcext:value-type="float">
            <text:p>30.61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2.144" calcext:value-type="float">
            <text:p>32.14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169" calcext:value-type="float">
            <text:p>30.16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933" calcext:value-type="float">
            <text:p>30.93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5.414" calcext:value-type="float">
            <text:p>35.41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801" calcext:value-type="float">
            <text:p>30.80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34" calcext:value-type="float">
            <text:p>29.33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25" calcext:value-type="float">
            <text:p>28.2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9.874" calcext:value-type="float">
            <text:p>39.87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805" calcext:value-type="float">
            <text:p>33.80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1.464" calcext:value-type="float">
            <text:p>31.46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774" calcext:value-type="float">
            <text:p>27.77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44" calcext:value-type="float">
            <text:p>27.4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363" calcext:value-type="float">
            <text:p>28.36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4.044" calcext:value-type="float">
            <text:p>34.04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95" calcext:value-type="float">
            <text:p>30.9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5.59" calcext:value-type="float">
            <text:p>25.5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089" calcext:value-type="float">
            <text:p>29.08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373" calcext:value-type="float">
            <text:p>29.373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687" calcext:value-type="float">
            <text:p>29.68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188" calcext:value-type="float">
            <text:p>29.18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3.857" calcext:value-type="float">
            <text:p>33.85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512" calcext:value-type="float">
            <text:p>30.51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772" calcext:value-type="float">
            <text:p>27.77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934" calcext:value-type="float">
            <text:p>27.93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121" calcext:value-type="float">
            <text:p>28.12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464" calcext:value-type="float">
            <text:p>27.46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212" calcext:value-type="float">
            <text:p>29.21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6.198" calcext:value-type="float">
            <text:p>26.19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284" calcext:value-type="float">
            <text:p>30.28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068" calcext:value-type="float">
            <text:p>27.06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547" calcext:value-type="float">
            <text:p>27.54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775" calcext:value-type="float">
            <text:p>28.77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4.395" calcext:value-type="float">
            <text:p>24.39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1.399" calcext:value-type="float">
            <text:p>31.39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225" calcext:value-type="float">
            <text:p>27.22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527" calcext:value-type="float">
            <text:p>28.527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8.101" calcext:value-type="float">
            <text:p>28.101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14.639" calcext:value-type="float">
            <text:p>14.639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0.634" calcext:value-type="float">
            <text:p>30.634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9.265" calcext:value-type="float">
            <text:p>29.265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27.538" calcext:value-type="float">
            <text:p>27.538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36.262" calcext:value-type="float">
            <text:p>36.262</text:p>
          </table:table-cell>
          <table:table-cell office:value-type="float" office:value="191.551" calcext:value-type="float">
            <text:p>191.5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518" calcext:value-type="float">
            <text:p>35.51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04" calcext:value-type="float">
            <text:p>37.0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509" calcext:value-type="float">
            <text:p>35.50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188" calcext:value-type="float">
            <text:p>31.18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172" calcext:value-type="float">
            <text:p>35.172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754" calcext:value-type="float">
            <text:p>30.75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974" calcext:value-type="float">
            <text:p>34.97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957" calcext:value-type="float">
            <text:p>31.95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433" calcext:value-type="float">
            <text:p>33.43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999" calcext:value-type="float">
            <text:p>30.99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8.551" calcext:value-type="float">
            <text:p>28.55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6.507" calcext:value-type="float">
            <text:p>26.50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901" calcext:value-type="float">
            <text:p>30.90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816" calcext:value-type="float">
            <text:p>31.81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5.685" calcext:value-type="float">
            <text:p>25.68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671" calcext:value-type="float">
            <text:p>30.67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4.894" calcext:value-type="float">
            <text:p>24.89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055" calcext:value-type="float">
            <text:p>35.05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862" calcext:value-type="float">
            <text:p>34.862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656" calcext:value-type="float">
            <text:p>37.65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061" calcext:value-type="float">
            <text:p>38.06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093" calcext:value-type="float">
            <text:p>37.09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427" calcext:value-type="float">
            <text:p>36.42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885" calcext:value-type="float">
            <text:p>34.88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5.624" calcext:value-type="float">
            <text:p>25.62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5.873" calcext:value-type="float">
            <text:p>25.87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816" calcext:value-type="float">
            <text:p>36.81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59" calcext:value-type="float">
            <text:p>37.5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878" calcext:value-type="float">
            <text:p>34.87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006" calcext:value-type="float">
            <text:p>38.00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894" calcext:value-type="float">
            <text:p>36.89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089" calcext:value-type="float">
            <text:p>30.08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767" calcext:value-type="float">
            <text:p>35.76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2.319" calcext:value-type="float">
            <text:p>22.31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953" calcext:value-type="float">
            <text:p>38.95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8.117" calcext:value-type="float">
            <text:p>28.11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3.914" calcext:value-type="float">
            <text:p>23.91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635" calcext:value-type="float">
            <text:p>33.63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731" calcext:value-type="float">
            <text:p>37.73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676" calcext:value-type="float">
            <text:p>32.67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591" calcext:value-type="float">
            <text:p>34.59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017" calcext:value-type="float">
            <text:p>36.01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8.334" calcext:value-type="float">
            <text:p>28.33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276" calcext:value-type="float">
            <text:p>31.27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276" calcext:value-type="float">
            <text:p>32.27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264" calcext:value-type="float">
            <text:p>37.26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951" calcext:value-type="float">
            <text:p>33.95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415" calcext:value-type="float">
            <text:p>32.41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861" calcext:value-type="float">
            <text:p>37.86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165" calcext:value-type="float">
            <text:p>38.16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899" calcext:value-type="float">
            <text:p>36.89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989" calcext:value-type="float">
            <text:p>37.98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983" calcext:value-type="float">
            <text:p>36.98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322" calcext:value-type="float">
            <text:p>37.322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976" calcext:value-type="float">
            <text:p>32.97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577" calcext:value-type="float">
            <text:p>35.57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467" calcext:value-type="float">
            <text:p>35.46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26" calcext:value-type="float">
            <text:p>32.2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734" calcext:value-type="float">
            <text:p>35.73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9.395" calcext:value-type="float">
            <text:p>39.39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813" calcext:value-type="float">
            <text:p>34.81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416" calcext:value-type="float">
            <text:p>33.41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209" calcext:value-type="float">
            <text:p>35.20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913" calcext:value-type="float">
            <text:p>31.91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0.549" calcext:value-type="float">
            <text:p>30.54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234" calcext:value-type="float">
            <text:p>32.23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586" calcext:value-type="float">
            <text:p>34.58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7" calcext:value-type="float">
            <text:p>36.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945" calcext:value-type="float">
            <text:p>37.94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287" calcext:value-type="float">
            <text:p>32.28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8.787" calcext:value-type="float">
            <text:p>28.78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244" calcext:value-type="float">
            <text:p>34.24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24" calcext:value-type="float">
            <text:p>38.2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757" calcext:value-type="float">
            <text:p>32.75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08" calcext:value-type="float">
            <text:p>38.0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788" calcext:value-type="float">
            <text:p>34.78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9.987" calcext:value-type="float">
            <text:p>29.987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424" calcext:value-type="float">
            <text:p>33.42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3.609" calcext:value-type="float">
            <text:p>33.60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495" calcext:value-type="float">
            <text:p>37.49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9.079" calcext:value-type="float">
            <text:p>39.07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9" calcext:value-type="float">
            <text:p>3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9.136" calcext:value-type="float">
            <text:p>39.13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95" calcext:value-type="float">
            <text:p>34.9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8.665" calcext:value-type="float">
            <text:p>38.66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7.994" calcext:value-type="float">
            <text:p>37.99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616" calcext:value-type="float">
            <text:p>34.61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401" calcext:value-type="float">
            <text:p>35.40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5.314" calcext:value-type="float">
            <text:p>35.31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2.774" calcext:value-type="float">
            <text:p>32.77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361" calcext:value-type="float">
            <text:p>36.361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9.983" calcext:value-type="float">
            <text:p>39.98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6.82" calcext:value-type="float">
            <text:p>26.82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483" calcext:value-type="float">
            <text:p>36.483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1.966" calcext:value-type="float">
            <text:p>31.966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714" calcext:value-type="float">
            <text:p>36.714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638" calcext:value-type="float">
            <text:p>34.638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4.899" calcext:value-type="float">
            <text:p>34.899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36.365" calcext:value-type="float">
            <text:p>36.365</text:p>
          </table:table-cell>
          <table:table-cell office:value-type="float" office:value="92.4847" calcext:value-type="float">
            <text:p>92.484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3.08" calcext:value-type="float">
            <text:p>33.0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816" calcext:value-type="float">
            <text:p>26.81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28" calcext:value-type="float">
            <text:p>37.82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81" calcext:value-type="float">
            <text:p>38.8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917" calcext:value-type="float">
            <text:p>36.91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9.627" calcext:value-type="float">
            <text:p>29.62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764" calcext:value-type="float">
            <text:p>39.76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74" calcext:value-type="float">
            <text:p>37.87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258" calcext:value-type="float">
            <text:p>36.25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4.549" calcext:value-type="float">
            <text:p>34.54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976" calcext:value-type="float">
            <text:p>35.97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9.797" calcext:value-type="float">
            <text:p>29.79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737" calcext:value-type="float">
            <text:p>35.73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4.34" calcext:value-type="float">
            <text:p>34.3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714" calcext:value-type="float">
            <text:p>37.71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404" calcext:value-type="float">
            <text:p>39.40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8.026" calcext:value-type="float">
            <text:p>28.02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326" calcext:value-type="float">
            <text:p>26.32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2.074" calcext:value-type="float">
            <text:p>32.07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0.929" calcext:value-type="float">
            <text:p>30.92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715" calcext:value-type="float">
            <text:p>26.71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4.624" calcext:value-type="float">
            <text:p>24.62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7.013" calcext:value-type="float">
            <text:p>27.013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3.604" calcext:value-type="float">
            <text:p>33.60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309" calcext:value-type="float">
            <text:p>35.30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714" calcext:value-type="float">
            <text:p>38.71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002" calcext:value-type="float">
            <text:p>31.00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4.245" calcext:value-type="float">
            <text:p>34.24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9.086" calcext:value-type="float">
            <text:p>29.08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737" calcext:value-type="float">
            <text:p>31.73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94" calcext:value-type="float">
            <text:p>36.9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8.707" calcext:value-type="float">
            <text:p>28.70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32" calcext:value-type="float">
            <text:p>37.83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754" calcext:value-type="float">
            <text:p>36.75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9.782" calcext:value-type="float">
            <text:p>29.78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066" calcext:value-type="float">
            <text:p>35.06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489" calcext:value-type="float">
            <text:p>35.48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4.73" calcext:value-type="float">
            <text:p>34.73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3.664" calcext:value-type="float">
            <text:p>33.66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4" calcext:value-type="float">
            <text:p>37.8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614" calcext:value-type="float">
            <text:p>35.61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179" calcext:value-type="float">
            <text:p>35.17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611" calcext:value-type="float">
            <text:p>35.61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394" calcext:value-type="float">
            <text:p>36.39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13.458" calcext:value-type="float">
            <text:p>13.45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003" calcext:value-type="float">
            <text:p>36.003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8.632" calcext:value-type="float">
            <text:p>28.63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2.666" calcext:value-type="float">
            <text:p>32.66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913" calcext:value-type="float">
            <text:p>39.913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076" calcext:value-type="float">
            <text:p>25.07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937" calcext:value-type="float">
            <text:p>35.93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19" calcext:value-type="float">
            <text:p>38.1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415" calcext:value-type="float">
            <text:p>37.41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512" calcext:value-type="float">
            <text:p>35.51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765" calcext:value-type="float">
            <text:p>31.76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4.097" calcext:value-type="float">
            <text:p>34.09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149" calcext:value-type="float">
            <text:p>36.14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0.088" calcext:value-type="float">
            <text:p>40.08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118" calcext:value-type="float">
            <text:p>39.11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611" calcext:value-type="float">
            <text:p>39.61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087" calcext:value-type="float">
            <text:p>38.08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11" calcext:value-type="float">
            <text:p>39.1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2.019" calcext:value-type="float">
            <text:p>22.01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72" calcext:value-type="float">
            <text:p>35.7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8.887" calcext:value-type="float">
            <text:p>28.88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2.574" calcext:value-type="float">
            <text:p>32.57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916" calcext:value-type="float">
            <text:p>36.91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0.202" calcext:value-type="float">
            <text:p>40.20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181" calcext:value-type="float">
            <text:p>31.18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8" calcext:value-type="float">
            <text:p>31.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476" calcext:value-type="float">
            <text:p>36.47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0.92" calcext:value-type="float">
            <text:p>40.9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972" calcext:value-type="float">
            <text:p>36.97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167" calcext:value-type="float">
            <text:p>36.16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712" calcext:value-type="float">
            <text:p>38.71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5.957" calcext:value-type="float">
            <text:p>35.95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375" calcext:value-type="float">
            <text:p>31.37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0.586" calcext:value-type="float">
            <text:p>30.58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0.94" calcext:value-type="float">
            <text:p>30.9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591" calcext:value-type="float">
            <text:p>31.59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1.08" calcext:value-type="float">
            <text:p>31.0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0.273" calcext:value-type="float">
            <text:p>30.273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2.445" calcext:value-type="float">
            <text:p>32.44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317" calcext:value-type="float">
            <text:p>38.317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962" calcext:value-type="float">
            <text:p>37.962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571" calcext:value-type="float">
            <text:p>39.571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525" calcext:value-type="float">
            <text:p>36.52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696" calcext:value-type="float">
            <text:p>37.69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726" calcext:value-type="float">
            <text:p>36.72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2.908" calcext:value-type="float">
            <text:p>22.908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884" calcext:value-type="float">
            <text:p>39.88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005" calcext:value-type="float">
            <text:p>37.00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749" calcext:value-type="float">
            <text:p>39.74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916" calcext:value-type="float">
            <text:p>39.91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6.666" calcext:value-type="float">
            <text:p>36.666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8.675" calcext:value-type="float">
            <text:p>38.67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054" calcext:value-type="float">
            <text:p>39.05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41.769" calcext:value-type="float">
            <text:p>41.769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7.855" calcext:value-type="float">
            <text:p>37.855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39.334" calcext:value-type="float">
            <text:p>39.334</text:p>
          </table:table-cell>
          <table:table-cell office:value-type="float" office:value="169.224" calcext:value-type="float">
            <text:p>169.22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9.937" calcext:value-type="float">
            <text:p>39.93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012" calcext:value-type="float">
            <text:p>38.01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851" calcext:value-type="float">
            <text:p>38.85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731" calcext:value-type="float">
            <text:p>38.73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0.728" calcext:value-type="float">
            <text:p>30.72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864" calcext:value-type="float">
            <text:p>33.86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5.16" calcext:value-type="float">
            <text:p>35.1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0.375" calcext:value-type="float">
            <text:p>40.375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737" calcext:value-type="float">
            <text:p>38.73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5.909" calcext:value-type="float">
            <text:p>35.90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963" calcext:value-type="float">
            <text:p>36.96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5.836" calcext:value-type="float">
            <text:p>35.83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7.11" calcext:value-type="float">
            <text:p>37.1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24" calcext:value-type="float">
            <text:p>33.2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502" calcext:value-type="float">
            <text:p>36.50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798" calcext:value-type="float">
            <text:p>36.79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1.37" calcext:value-type="float">
            <text:p>31.3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7.702" calcext:value-type="float">
            <text:p>37.70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7.79" calcext:value-type="float">
            <text:p>27.7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317" calcext:value-type="float">
            <text:p>33.31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8.466" calcext:value-type="float">
            <text:p>28.46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8.096" calcext:value-type="float">
            <text:p>28.09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2.473" calcext:value-type="float">
            <text:p>32.47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0.783" calcext:value-type="float">
            <text:p>30.78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702" calcext:value-type="float">
            <text:p>26.70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1.937" calcext:value-type="float">
            <text:p>31.93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7.546" calcext:value-type="float">
            <text:p>27.54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872" calcext:value-type="float">
            <text:p>33.87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923" calcext:value-type="float">
            <text:p>36.92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9.562" calcext:value-type="float">
            <text:p>39.56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0.88" calcext:value-type="float">
            <text:p>30.8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1.895" calcext:value-type="float">
            <text:p>31.895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9.398" calcext:value-type="float">
            <text:p>29.39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088" calcext:value-type="float">
            <text:p>33.08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4.388" calcext:value-type="float">
            <text:p>34.38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399" calcext:value-type="float">
            <text:p>38.39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89" calcext:value-type="float">
            <text:p>38.8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8.439" calcext:value-type="float">
            <text:p>38.43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599" calcext:value-type="float">
            <text:p>36.59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846" calcext:value-type="float">
            <text:p>33.84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5.071" calcext:value-type="float">
            <text:p>35.07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4.296" calcext:value-type="float">
            <text:p>34.29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816" calcext:value-type="float">
            <text:p>36.81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7.939" calcext:value-type="float">
            <text:p>37.93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0.948" calcext:value-type="float">
            <text:p>30.94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9.291" calcext:value-type="float">
            <text:p>39.29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9.663" calcext:value-type="float">
            <text:p>39.66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6.137" calcext:value-type="float">
            <text:p>36.13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1.029" calcext:value-type="float">
            <text:p>41.02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7.517" calcext:value-type="float">
            <text:p>37.51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33.278" calcext:value-type="float">
            <text:p>33.27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062" calcext:value-type="float">
            <text:p>13.06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094" calcext:value-type="float">
            <text:p>13.09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29" calcext:value-type="float">
            <text:p>13.42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73" calcext:value-type="float">
            <text:p>13.37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217" calcext:value-type="float">
            <text:p>13.21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213" calcext:value-type="float">
            <text:p>13.21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29" calcext:value-type="float">
            <text:p>13.32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04" calcext:value-type="float">
            <text:p>13.50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242" calcext:value-type="float">
            <text:p>13.24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297" calcext:value-type="float">
            <text:p>13.29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64" calcext:value-type="float">
            <text:p>13.56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19" calcext:value-type="float">
            <text:p>13.31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272" calcext:value-type="float">
            <text:p>13.27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02" calcext:value-type="float">
            <text:p>13.40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62" calcext:value-type="float">
            <text:p>13.36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94" calcext:value-type="float">
            <text:p>13.59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52" calcext:value-type="float">
            <text:p>13.35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19" calcext:value-type="float">
            <text:p>13.41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333" calcext:value-type="float">
            <text:p>13.33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93" calcext:value-type="float">
            <text:p>13.49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59" calcext:value-type="float">
            <text:p>13.55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25" calcext:value-type="float">
            <text:p>13.725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79" calcext:value-type="float">
            <text:p>13.47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59" calcext:value-type="float">
            <text:p>13.45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98" calcext:value-type="float">
            <text:p>13.9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9" calcext:value-type="float">
            <text:p>13.4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17" calcext:value-type="float">
            <text:p>13.41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71" calcext:value-type="float">
            <text:p>13.77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05" calcext:value-type="float">
            <text:p>13.505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847" calcext:value-type="float">
            <text:p>13.84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24" calcext:value-type="float">
            <text:p>13.72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458" calcext:value-type="float">
            <text:p>13.45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607" calcext:value-type="float">
            <text:p>13.60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47" calcext:value-type="float">
            <text:p>13.74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629" calcext:value-type="float">
            <text:p>13.62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586" calcext:value-type="float">
            <text:p>13.58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5.864" calcext:value-type="float">
            <text:p>15.864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13" calcext:value-type="float">
            <text:p>13.713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776" calcext:value-type="float">
            <text:p>13.77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681" calcext:value-type="float">
            <text:p>13.68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4.22" calcext:value-type="float">
            <text:p>14.22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821" calcext:value-type="float">
            <text:p>13.82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858" calcext:value-type="float">
            <text:p>13.858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3.946" calcext:value-type="float">
            <text:p>13.946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4.581" calcext:value-type="float">
            <text:p>14.58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14.027" calcext:value-type="float">
            <text:p>14.027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0.81" calcext:value-type="float">
            <text:p>40.81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40.849" calcext:value-type="float">
            <text:p>40.849</text:p>
          </table:table-cell>
          <table:table-cell office:value-type="float" office:value="203.811" calcext:value-type="float">
            <text:p>203.81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055" calcext:value-type="float">
            <text:p>33.05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199" calcext:value-type="float">
            <text:p>32.19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456" calcext:value-type="float">
            <text:p>37.45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536" calcext:value-type="float">
            <text:p>34.53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946" calcext:value-type="float">
            <text:p>34.94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82" calcext:value-type="float">
            <text:p>37.8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245" calcext:value-type="float">
            <text:p>35.24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433" calcext:value-type="float">
            <text:p>35.43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992" calcext:value-type="float">
            <text:p>32.99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8.635" calcext:value-type="float">
            <text:p>28.63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851" calcext:value-type="float">
            <text:p>34.85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379" calcext:value-type="float">
            <text:p>40.37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144" calcext:value-type="float">
            <text:p>35.14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308" calcext:value-type="float">
            <text:p>37.308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676" calcext:value-type="float">
            <text:p>39.67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6.699" calcext:value-type="float">
            <text:p>26.69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15" calcext:value-type="float">
            <text:p>35.1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644" calcext:value-type="float">
            <text:p>40.64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551" calcext:value-type="float">
            <text:p>40.55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102" calcext:value-type="float">
            <text:p>40.10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206" calcext:value-type="float">
            <text:p>34.20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729" calcext:value-type="float">
            <text:p>34.72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7.106" calcext:value-type="float">
            <text:p>17.10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665" calcext:value-type="float">
            <text:p>33.66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0.712" calcext:value-type="float">
            <text:p>30.71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169" calcext:value-type="float">
            <text:p>34.16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96" calcext:value-type="float">
            <text:p>39.9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743" calcext:value-type="float">
            <text:p>38.74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6.088" calcext:value-type="float">
            <text:p>26.088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352" calcext:value-type="float">
            <text:p>32.35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43" calcext:value-type="float">
            <text:p>35.4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672" calcext:value-type="float">
            <text:p>35.67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0.713" calcext:value-type="float">
            <text:p>30.71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675" calcext:value-type="float">
            <text:p>35.67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0.396" calcext:value-type="float">
            <text:p>30.39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935" calcext:value-type="float">
            <text:p>39.93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529" calcext:value-type="float">
            <text:p>36.52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632" calcext:value-type="float">
            <text:p>37.63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731" calcext:value-type="float">
            <text:p>40.73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121" calcext:value-type="float">
            <text:p>36.12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695" calcext:value-type="float">
            <text:p>38.69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53" calcext:value-type="float">
            <text:p>37.5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581" calcext:value-type="float">
            <text:p>37.58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023" calcext:value-type="float">
            <text:p>37.02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154" calcext:value-type="float">
            <text:p>33.15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2.51" calcext:value-type="float">
            <text:p>22.5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828" calcext:value-type="float">
            <text:p>39.828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533" calcext:value-type="float">
            <text:p>34.53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5.695" calcext:value-type="float">
            <text:p>15.69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992" calcext:value-type="float">
            <text:p>38.99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749" calcext:value-type="float">
            <text:p>39.74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002" calcext:value-type="float">
            <text:p>36.00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451" calcext:value-type="float">
            <text:p>33.45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656" calcext:value-type="float">
            <text:p>35.65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1.265" calcext:value-type="float">
            <text:p>41.26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938" calcext:value-type="float">
            <text:p>37.938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579" calcext:value-type="float">
            <text:p>32.57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885" calcext:value-type="float">
            <text:p>36.88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116" calcext:value-type="float">
            <text:p>33.11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569" calcext:value-type="float">
            <text:p>37.56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734" calcext:value-type="float">
            <text:p>39.73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1.575" calcext:value-type="float">
            <text:p>31.57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566" calcext:value-type="float">
            <text:p>35.56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8.994" calcext:value-type="float">
            <text:p>28.99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849" calcext:value-type="float">
            <text:p>39.84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857" calcext:value-type="float">
            <text:p>33.85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549" calcext:value-type="float">
            <text:p>36.54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809" calcext:value-type="float">
            <text:p>35.80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143" calcext:value-type="float">
            <text:p>33.14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394" calcext:value-type="float">
            <text:p>35.39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842" calcext:value-type="float">
            <text:p>35.84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3.715" calcext:value-type="float">
            <text:p>23.71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9.267" calcext:value-type="float">
            <text:p>29.26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56" calcext:value-type="float">
            <text:p>34.5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193" calcext:value-type="float">
            <text:p>33.19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8.917" calcext:value-type="float">
            <text:p>18.91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20.979" calcext:value-type="float">
            <text:p>20.97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437" calcext:value-type="float">
            <text:p>33.43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451" calcext:value-type="float">
            <text:p>35.45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593" calcext:value-type="float">
            <text:p>36.59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1.961" calcext:value-type="float">
            <text:p>31.96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262" calcext:value-type="float">
            <text:p>39.26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99" calcext:value-type="float">
            <text:p>35.9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2.849" calcext:value-type="float">
            <text:p>32.84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0.753" calcext:value-type="float">
            <text:p>30.75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5.382" calcext:value-type="float">
            <text:p>35.38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1.167" calcext:value-type="float">
            <text:p>31.16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6.993" calcext:value-type="float">
            <text:p>36.99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909" calcext:value-type="float">
            <text:p>33.909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0.64" calcext:value-type="float">
            <text:p>40.64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4.962" calcext:value-type="float">
            <text:p>34.96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41.628" calcext:value-type="float">
            <text:p>41.628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9.47" calcext:value-type="float">
            <text:p>39.47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3.246" calcext:value-type="float">
            <text:p>33.24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452" calcext:value-type="float">
            <text:p>38.452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863" calcext:value-type="float">
            <text:p>38.863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711" calcext:value-type="float">
            <text:p>37.711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7.136" calcext:value-type="float">
            <text:p>37.13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336" calcext:value-type="float">
            <text:p>38.336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prm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38.325" calcext:value-type="float">
            <text:p>38.325</text:p>
          </table:table-cell>
          <table:table-cell office:value-type="float" office:value="272.179" calcext:value-type="float">
            <text:p>272.179</text:p>
          </table:table-cell>
        </table:table-row>
        <table:table-row table:style-name="ro1">
          <table:table-cell table:number-columns-repeated="6"/>
          <table:table-cell table:formula="of:=AVERAGE([.G1:.G508])" office:value-type="float" office:value="31.676638" calcext:value-type="float">
            <text:p>31.676638</text:p>
          </table:table-cell>
          <table:table-cell table:formula="of:=AVERAGE([.H1:.H508])" office:value-type="float" office:value="185.849940000001" calcext:value-type="float">
            <text:p>185.849940000001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.907" calcext:value-type="float">
            <text:p>26.90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5.613" calcext:value-type="float">
            <text:p>15.61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5.053" calcext:value-type="float">
            <text:p>15.05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0.694" calcext:value-type="float">
            <text:p>20.69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.39" calcext:value-type="float">
            <text:p>16.3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9.673" calcext:value-type="float">
            <text:p>39.67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459" calcext:value-type="float">
            <text:p>34.45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655" calcext:value-type="float">
            <text:p>36.65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351" calcext:value-type="float">
            <text:p>35.35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166" calcext:value-type="float">
            <text:p>36.16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8.01" calcext:value-type="float">
            <text:p>38.0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848" calcext:value-type="float">
            <text:p>34.84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8.802" calcext:value-type="float">
            <text:p>38.80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327" calcext:value-type="float">
            <text:p>36.32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049" calcext:value-type="float">
            <text:p>28.04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368" calcext:value-type="float">
            <text:p>36.36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532" calcext:value-type="float">
            <text:p>36.53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999" calcext:value-type="float">
            <text:p>35.99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3.228" calcext:value-type="float">
            <text:p>43.22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40.217" calcext:value-type="float">
            <text:p>40.21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9.601" calcext:value-type="float">
            <text:p>39.60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707" calcext:value-type="float">
            <text:p>33.70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862" calcext:value-type="float">
            <text:p>34.86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294" calcext:value-type="float">
            <text:p>34.29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209" calcext:value-type="float">
            <text:p>28.20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502" calcext:value-type="float">
            <text:p>32.50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737" calcext:value-type="float">
            <text:p>28.73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218" calcext:value-type="float">
            <text:p>32.21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7.622" calcext:value-type="float">
            <text:p>37.62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011" calcext:value-type="float">
            <text:p>35.01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228" calcext:value-type="float">
            <text:p>28.22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26" calcext:value-type="float">
            <text:p>33.2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068" calcext:value-type="float">
            <text:p>32.06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117" calcext:value-type="float">
            <text:p>31.11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95" calcext:value-type="float">
            <text:p>34.9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694" calcext:value-type="float">
            <text:p>34.69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758" calcext:value-type="float">
            <text:p>30.75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354" calcext:value-type="float">
            <text:p>33.35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038" calcext:value-type="float">
            <text:p>35.03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243" calcext:value-type="float">
            <text:p>31.24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186" calcext:value-type="float">
            <text:p>28.18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958" calcext:value-type="float">
            <text:p>32.95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958" calcext:value-type="float">
            <text:p>28.95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946" calcext:value-type="float">
            <text:p>32.94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048" calcext:value-type="float">
            <text:p>33.04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457" calcext:value-type="float">
            <text:p>33.45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889" calcext:value-type="float">
            <text:p>30.88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048" calcext:value-type="float">
            <text:p>35.04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7.74" calcext:value-type="float">
            <text:p>37.7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7.649" calcext:value-type="float">
            <text:p>27.64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022" calcext:value-type="float">
            <text:p>31.02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.742" calcext:value-type="float">
            <text:p>26.74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9.003" calcext:value-type="float">
            <text:p>29.00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684" calcext:value-type="float">
            <text:p>32.68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087" calcext:value-type="float">
            <text:p>31.08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434" calcext:value-type="float">
            <text:p>31.43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9.291" calcext:value-type="float">
            <text:p>29.29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6.241" calcext:value-type="float">
            <text:p>36.24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735" calcext:value-type="float">
            <text:p>31.73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836" calcext:value-type="float">
            <text:p>33.83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376" calcext:value-type="float">
            <text:p>35.37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69" calcext:value-type="float">
            <text:p>33.6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874" calcext:value-type="float">
            <text:p>33.87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413" calcext:value-type="float">
            <text:p>34.41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392" calcext:value-type="float">
            <text:p>34.39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157" calcext:value-type="float">
            <text:p>34.15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9.676" calcext:value-type="float">
            <text:p>39.67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5.131" calcext:value-type="float">
            <text:p>25.13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932" calcext:value-type="float">
            <text:p>31.93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804" calcext:value-type="float">
            <text:p>33.804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9.475" calcext:value-type="float">
            <text:p>39.47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365" calcext:value-type="float">
            <text:p>35.36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63" calcext:value-type="float">
            <text:p>33.6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617" calcext:value-type="float">
            <text:p>32.61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153" calcext:value-type="float">
            <text:p>32.15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852" calcext:value-type="float">
            <text:p>31.85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576" calcext:value-type="float">
            <text:p>31.57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819" calcext:value-type="float">
            <text:p>30.81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095" calcext:value-type="float">
            <text:p>32.09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9.781" calcext:value-type="float">
            <text:p>29.78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288" calcext:value-type="float">
            <text:p>33.28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4.061" calcext:value-type="float">
            <text:p>34.061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7.523" calcext:value-type="float">
            <text:p>37.52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117" calcext:value-type="float">
            <text:p>31.11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477" calcext:value-type="float">
            <text:p>33.47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665" calcext:value-type="float">
            <text:p>33.665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5.193" calcext:value-type="float">
            <text:p>35.19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927" calcext:value-type="float">
            <text:p>32.92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553" calcext:value-type="float">
            <text:p>30.55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912" calcext:value-type="float">
            <text:p>32.91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626" calcext:value-type="float">
            <text:p>33.62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7.227" calcext:value-type="float">
            <text:p>37.22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2.666" calcext:value-type="float">
            <text:p>32.666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8.777" calcext:value-type="float">
            <text:p>28.777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8.079" calcext:value-type="float">
            <text:p>38.07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8.639" calcext:value-type="float">
            <text:p>38.639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3.653" calcext:value-type="float">
            <text:p>33.65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1.503" calcext:value-type="float">
            <text:p>31.503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30.318" calcext:value-type="float">
            <text:p>30.318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2.062" calcext:value-type="float">
            <text:p>22.062</text:p>
          </table:table-cell>
          <table:table-cell office:value-type="float" office:value="978.486" calcext:value-type="float">
            <text:p>978.48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541" calcext:value-type="float">
            <text:p>37.54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617" calcext:value-type="float">
            <text:p>34.61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9.535" calcext:value-type="float">
            <text:p>29.53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8.853" calcext:value-type="float">
            <text:p>28.85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011" calcext:value-type="float">
            <text:p>33.01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414" calcext:value-type="float">
            <text:p>33.41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0.652" calcext:value-type="float">
            <text:p>30.65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953" calcext:value-type="float">
            <text:p>31.95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943" calcext:value-type="float">
            <text:p>33.94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983" calcext:value-type="float">
            <text:p>33.98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718" calcext:value-type="float">
            <text:p>31.71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515" calcext:value-type="float">
            <text:p>34.51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922" calcext:value-type="float">
            <text:p>34.92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7" calcext:value-type="float">
            <text:p>39.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926" calcext:value-type="float">
            <text:p>37.92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227" calcext:value-type="float">
            <text:p>39.22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752" calcext:value-type="float">
            <text:p>37.75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796" calcext:value-type="float">
            <text:p>33.79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686" calcext:value-type="float">
            <text:p>34.68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38" calcext:value-type="float">
            <text:p>35.3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708" calcext:value-type="float">
            <text:p>35.70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603" calcext:value-type="float">
            <text:p>38.60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047" calcext:value-type="float">
            <text:p>33.04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446" calcext:value-type="float">
            <text:p>38.44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444" calcext:value-type="float">
            <text:p>38.44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606" calcext:value-type="float">
            <text:p>31.60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097" calcext:value-type="float">
            <text:p>35.09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45" calcext:value-type="float">
            <text:p>31.4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367" calcext:value-type="float">
            <text:p>40.36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1.425" calcext:value-type="float">
            <text:p>41.42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004" calcext:value-type="float">
            <text:p>40.00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497" calcext:value-type="float">
            <text:p>39.49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452" calcext:value-type="float">
            <text:p>37.45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3.03" calcext:value-type="float">
            <text:p>43.0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615" calcext:value-type="float">
            <text:p>39.61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28" calcext:value-type="float">
            <text:p>35.2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955" calcext:value-type="float">
            <text:p>34.95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102" calcext:value-type="float">
            <text:p>39.10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713" calcext:value-type="float">
            <text:p>33.71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765" calcext:value-type="float">
            <text:p>35.76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384" calcext:value-type="float">
            <text:p>35.38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119" calcext:value-type="float">
            <text:p>35.11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304" calcext:value-type="float">
            <text:p>34.30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433" calcext:value-type="float">
            <text:p>31.43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738" calcext:value-type="float">
            <text:p>34.73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037" calcext:value-type="float">
            <text:p>37.03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675" calcext:value-type="float">
            <text:p>34.67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356" calcext:value-type="float">
            <text:p>33.35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402" calcext:value-type="float">
            <text:p>39.40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418" calcext:value-type="float">
            <text:p>34.41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842" calcext:value-type="float">
            <text:p>36.84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662" calcext:value-type="float">
            <text:p>34.66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937" calcext:value-type="float">
            <text:p>34.93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956" calcext:value-type="float">
            <text:p>33.95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2.379" calcext:value-type="float">
            <text:p>32.37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933" calcext:value-type="float">
            <text:p>35.93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347" calcext:value-type="float">
            <text:p>33.34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981" calcext:value-type="float">
            <text:p>35.98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296" calcext:value-type="float">
            <text:p>33.29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29.212" calcext:value-type="float">
            <text:p>29.21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2.029" calcext:value-type="float">
            <text:p>32.02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91" calcext:value-type="float">
            <text:p>37.9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729" calcext:value-type="float">
            <text:p>40.72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882" calcext:value-type="float">
            <text:p>40.88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439" calcext:value-type="float">
            <text:p>36.43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72" calcext:value-type="float">
            <text:p>31.7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092" calcext:value-type="float">
            <text:p>36.09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446" calcext:value-type="float">
            <text:p>36.44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2.395" calcext:value-type="float">
            <text:p>32.39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721" calcext:value-type="float">
            <text:p>34.72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17" calcext:value-type="float">
            <text:p>34.1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2.617" calcext:value-type="float">
            <text:p>32.61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736" calcext:value-type="float">
            <text:p>38.73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371" calcext:value-type="float">
            <text:p>40.37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06" calcext:value-type="float">
            <text:p>38.0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884" calcext:value-type="float">
            <text:p>34.884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777" calcext:value-type="float">
            <text:p>35.77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21" calcext:value-type="float">
            <text:p>34.2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257" calcext:value-type="float">
            <text:p>33.25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8.799" calcext:value-type="float">
            <text:p>38.79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2.987" calcext:value-type="float">
            <text:p>32.98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9.51" calcext:value-type="float">
            <text:p>39.5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148" calcext:value-type="float">
            <text:p>31.14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146" calcext:value-type="float">
            <text:p>34.14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476" calcext:value-type="float">
            <text:p>34.47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1.628" calcext:value-type="float">
            <text:p>31.628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067" calcext:value-type="float">
            <text:p>33.06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5.512" calcext:value-type="float">
            <text:p>35.51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762" calcext:value-type="float">
            <text:p>36.762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7.626" calcext:value-type="float">
            <text:p>37.62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0.585" calcext:value-type="float">
            <text:p>40.585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351" calcext:value-type="float">
            <text:p>33.35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381" calcext:value-type="float">
            <text:p>36.38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3.667" calcext:value-type="float">
            <text:p>33.667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339" calcext:value-type="float">
            <text:p>34.339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1.3" calcext:value-type="float">
            <text:p>41.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43.943" calcext:value-type="float">
            <text:p>43.943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316" calcext:value-type="float">
            <text:p>34.31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4.446" calcext:value-type="float">
            <text:p>34.446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36.91" calcext:value-type="float">
            <text:p>36.91</text:p>
          </table:table-cell>
          <table:table-cell office:value-type="float" office:value="929.942" calcext:value-type="float">
            <text:p>929.94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363" calcext:value-type="float">
            <text:p>33.36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705" calcext:value-type="float">
            <text:p>37.70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8.367" calcext:value-type="float">
            <text:p>28.36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2.888" calcext:value-type="float">
            <text:p>32.88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9.537" calcext:value-type="float">
            <text:p>39.53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001" calcext:value-type="float">
            <text:p>38.00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122" calcext:value-type="float">
            <text:p>34.12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065" calcext:value-type="float">
            <text:p>35.06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548" calcext:value-type="float">
            <text:p>33.54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263" calcext:value-type="float">
            <text:p>36.26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725" calcext:value-type="float">
            <text:p>33.72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55" calcext:value-type="float">
            <text:p>38.5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843" calcext:value-type="float">
            <text:p>36.84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0.519" calcext:value-type="float">
            <text:p>40.51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9.269" calcext:value-type="float">
            <text:p>39.26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495" calcext:value-type="float">
            <text:p>38.49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246" calcext:value-type="float">
            <text:p>37.24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261" calcext:value-type="float">
            <text:p>34.26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42" calcext:value-type="float">
            <text:p>34.4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734" calcext:value-type="float">
            <text:p>33.73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2.409" calcext:value-type="float">
            <text:p>32.40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761" calcext:value-type="float">
            <text:p>36.76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025" calcext:value-type="float">
            <text:p>33.02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624" calcext:value-type="float">
            <text:p>37.62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258" calcext:value-type="float">
            <text:p>33.25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598" calcext:value-type="float">
            <text:p>33.59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873" calcext:value-type="float">
            <text:p>35.87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66" calcext:value-type="float">
            <text:p>36.6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489" calcext:value-type="float">
            <text:p>35.48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879" calcext:value-type="float">
            <text:p>37.87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568" calcext:value-type="float">
            <text:p>35.56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234" calcext:value-type="float">
            <text:p>36.23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943" calcext:value-type="float">
            <text:p>34.94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2.012" calcext:value-type="float">
            <text:p>32.01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9.654" calcext:value-type="float">
            <text:p>39.65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0.505" calcext:value-type="float">
            <text:p>40.50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1" calcext:value-type="float">
            <text:p>34.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225" calcext:value-type="float">
            <text:p>38.22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047" calcext:value-type="float">
            <text:p>34.04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976" calcext:value-type="float">
            <text:p>38.97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9.008" calcext:value-type="float">
            <text:p>39.00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873" calcext:value-type="float">
            <text:p>34.87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1.231" calcext:value-type="float">
            <text:p>41.23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757" calcext:value-type="float">
            <text:p>36.75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484" calcext:value-type="float">
            <text:p>37.48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283" calcext:value-type="float">
            <text:p>37.28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975" calcext:value-type="float">
            <text:p>34.97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645" calcext:value-type="float">
            <text:p>35.64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29" calcext:value-type="float">
            <text:p>37.2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539" calcext:value-type="float">
            <text:p>34.53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497" calcext:value-type="float">
            <text:p>35.49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636" calcext:value-type="float">
            <text:p>34.63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2.386" calcext:value-type="float">
            <text:p>32.38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1.727" calcext:value-type="float">
            <text:p>31.72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2" calcext:value-type="float">
            <text:p>35.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1.071" calcext:value-type="float">
            <text:p>41.07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1.575" calcext:value-type="float">
            <text:p>41.57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2.32" calcext:value-type="float">
            <text:p>42.3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278" calcext:value-type="float">
            <text:p>35.27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078" calcext:value-type="float">
            <text:p>37.07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1.658" calcext:value-type="float">
            <text:p>31.65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141" calcext:value-type="float">
            <text:p>34.14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9.924" calcext:value-type="float">
            <text:p>39.92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0.636" calcext:value-type="float">
            <text:p>40.63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14" calcext:value-type="float">
            <text:p>35.1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659" calcext:value-type="float">
            <text:p>38.65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715" calcext:value-type="float">
            <text:p>35.71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2.08" calcext:value-type="float">
            <text:p>42.0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354" calcext:value-type="float">
            <text:p>34.35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31" calcext:value-type="float">
            <text:p>35.3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07" calcext:value-type="float">
            <text:p>35.0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903" calcext:value-type="float">
            <text:p>34.90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908" calcext:value-type="float">
            <text:p>35.90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952" calcext:value-type="float">
            <text:p>34.95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301" calcext:value-type="float">
            <text:p>35.301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633" calcext:value-type="float">
            <text:p>34.63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3.157" calcext:value-type="float">
            <text:p>33.157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0.419" calcext:value-type="float">
            <text:p>30.41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8.073" calcext:value-type="float">
            <text:p>38.07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1.422" calcext:value-type="float">
            <text:p>41.422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0.885" calcext:value-type="float">
            <text:p>40.88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35" calcext:value-type="float">
            <text:p>37.3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29.45" calcext:value-type="float">
            <text:p>29.4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079" calcext:value-type="float">
            <text:p>36.07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729" calcext:value-type="float">
            <text:p>34.72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796" calcext:value-type="float">
            <text:p>37.79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328" calcext:value-type="float">
            <text:p>35.32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40.515" calcext:value-type="float">
            <text:p>40.51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623" calcext:value-type="float">
            <text:p>37.623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989" calcext:value-type="float">
            <text:p>35.98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698" calcext:value-type="float">
            <text:p>35.69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829" calcext:value-type="float">
            <text:p>35.82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05" calcext:value-type="float">
            <text:p>36.0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796" calcext:value-type="float">
            <text:p>35.796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834" calcext:value-type="float">
            <text:p>35.83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5.798" calcext:value-type="float">
            <text:p>35.79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7.379" calcext:value-type="float">
            <text:p>37.379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138" calcext:value-type="float">
            <text:p>36.138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6.255" calcext:value-type="float">
            <text:p>36.255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34.474" calcext:value-type="float">
            <text:p>34.474</text:p>
          </table:table-cell>
          <table:table-cell office:value-type="float" office:value="979.454" calcext:value-type="float">
            <text:p>979.45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78" calcext:value-type="float">
            <text:p>36.7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175" calcext:value-type="float">
            <text:p>36.17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5.572" calcext:value-type="float">
            <text:p>35.57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843" calcext:value-type="float">
            <text:p>36.84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358" calcext:value-type="float">
            <text:p>36.35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249" calcext:value-type="float">
            <text:p>36.24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321" calcext:value-type="float">
            <text:p>36.32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519" calcext:value-type="float">
            <text:p>36.51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237" calcext:value-type="float">
            <text:p>36.23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346" calcext:value-type="float">
            <text:p>36.346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5.191" calcext:value-type="float">
            <text:p>35.19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152" calcext:value-type="float">
            <text:p>36.15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7.342" calcext:value-type="float">
            <text:p>37.34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831" calcext:value-type="float">
            <text:p>40.83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1.708" calcext:value-type="float">
            <text:p>41.70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041" calcext:value-type="float">
            <text:p>46.04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7.994" calcext:value-type="float">
            <text:p>47.99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598" calcext:value-type="float">
            <text:p>46.59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485" calcext:value-type="float">
            <text:p>43.48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699" calcext:value-type="float">
            <text:p>43.69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382" calcext:value-type="float">
            <text:p>45.38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767" calcext:value-type="float">
            <text:p>40.76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1.63" calcext:value-type="float">
            <text:p>41.6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712" calcext:value-type="float">
            <text:p>36.71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529" calcext:value-type="float">
            <text:p>44.52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408" calcext:value-type="float">
            <text:p>39.40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963" calcext:value-type="float">
            <text:p>42.96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831" calcext:value-type="float">
            <text:p>46.83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221" calcext:value-type="float">
            <text:p>38.22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3.302" calcext:value-type="float">
            <text:p>33.30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1.737" calcext:value-type="float">
            <text:p>41.73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878" calcext:value-type="float">
            <text:p>45.87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094" calcext:value-type="float">
            <text:p>46.09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083" calcext:value-type="float">
            <text:p>45.08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186" calcext:value-type="float">
            <text:p>44.186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565" calcext:value-type="float">
            <text:p>40.56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5.673" calcext:value-type="float">
            <text:p>35.67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996" calcext:value-type="float">
            <text:p>42.996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634" calcext:value-type="float">
            <text:p>46.63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62" calcext:value-type="float">
            <text:p>45.6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187" calcext:value-type="float">
            <text:p>43.18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73" calcext:value-type="float">
            <text:p>40.7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1.713" calcext:value-type="float">
            <text:p>41.71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227" calcext:value-type="float">
            <text:p>39.22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072" calcext:value-type="float">
            <text:p>44.07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57" calcext:value-type="float">
            <text:p>40.5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7.383" calcext:value-type="float">
            <text:p>37.38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0.01" calcext:value-type="float">
            <text:p>30.0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4.871" calcext:value-type="float">
            <text:p>34.87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257" calcext:value-type="float">
            <text:p>38.25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851" calcext:value-type="float">
            <text:p>42.85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363" calcext:value-type="float">
            <text:p>42.36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23" calcext:value-type="float">
            <text:p>43.2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202" calcext:value-type="float">
            <text:p>43.20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121" calcext:value-type="float">
            <text:p>42.12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783" calcext:value-type="float">
            <text:p>38.78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015" calcext:value-type="float">
            <text:p>42.01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964" calcext:value-type="float">
            <text:p>38.96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803" calcext:value-type="float">
            <text:p>46.80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6.303" calcext:value-type="float">
            <text:p>46.30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315" calcext:value-type="float">
            <text:p>45.31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88" calcext:value-type="float">
            <text:p>44.8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649" calcext:value-type="float">
            <text:p>39.64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108" calcext:value-type="float">
            <text:p>40.10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865" calcext:value-type="float">
            <text:p>43.86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271" calcext:value-type="float">
            <text:p>44.27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171" calcext:value-type="float">
            <text:p>40.17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063" calcext:value-type="float">
            <text:p>44.06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483" calcext:value-type="float">
            <text:p>45.48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312" calcext:value-type="float">
            <text:p>38.31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3.651" calcext:value-type="float">
            <text:p>33.65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7.157" calcext:value-type="float">
            <text:p>37.15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1.554" calcext:value-type="float">
            <text:p>41.55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989" calcext:value-type="float">
            <text:p>42.98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5.034" calcext:value-type="float">
            <text:p>35.03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7.694" calcext:value-type="float">
            <text:p>37.69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431" calcext:value-type="float">
            <text:p>39.43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4.278" calcext:value-type="float">
            <text:p>34.27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621" calcext:value-type="float">
            <text:p>43.62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801" calcext:value-type="float">
            <text:p>40.80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1.974" calcext:value-type="float">
            <text:p>31.97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274" calcext:value-type="float">
            <text:p>39.27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5.097" calcext:value-type="float">
            <text:p>45.09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6.341" calcext:value-type="float">
            <text:p>36.34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4.772" calcext:value-type="float">
            <text:p>34.772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0.361" calcext:value-type="float">
            <text:p>30.36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4.668" calcext:value-type="float">
            <text:p>34.66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773" calcext:value-type="float">
            <text:p>43.77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778" calcext:value-type="float">
            <text:p>42.778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465" calcext:value-type="float">
            <text:p>42.46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7.071" calcext:value-type="float">
            <text:p>37.071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443" calcext:value-type="float">
            <text:p>43.44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3.095" calcext:value-type="float">
            <text:p>43.09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847" calcext:value-type="float">
            <text:p>42.84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4.587" calcext:value-type="float">
            <text:p>44.587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24" calcext:value-type="float">
            <text:p>38.24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2.679" calcext:value-type="float">
            <text:p>42.679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40.775" calcext:value-type="float">
            <text:p>40.775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9.443" calcext:value-type="float">
            <text:p>39.443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38.446" calcext:value-type="float">
            <text:p>38.446</text:p>
          </table:table-cell>
          <table:table-cell office:value-type="float" office:value="905.934" calcext:value-type="float">
            <text:p>905.9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432" calcext:value-type="float">
            <text:p>39.43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855" calcext:value-type="float">
            <text:p>42.85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479" calcext:value-type="float">
            <text:p>40.47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986" calcext:value-type="float">
            <text:p>41.98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178" calcext:value-type="float">
            <text:p>44.17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571" calcext:value-type="float">
            <text:p>40.57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952" calcext:value-type="float">
            <text:p>43.95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479" calcext:value-type="float">
            <text:p>41.47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095" calcext:value-type="float">
            <text:p>38.09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605" calcext:value-type="float">
            <text:p>40.60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2.264" calcext:value-type="float">
            <text:p>32.26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147" calcext:value-type="float">
            <text:p>43.14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546" calcext:value-type="float">
            <text:p>39.54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047" calcext:value-type="float">
            <text:p>43.04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699" calcext:value-type="float">
            <text:p>40.69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175" calcext:value-type="float">
            <text:p>41.17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918" calcext:value-type="float">
            <text:p>41.91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373" calcext:value-type="float">
            <text:p>42.37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784" calcext:value-type="float">
            <text:p>42.78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516" calcext:value-type="float">
            <text:p>40.51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469" calcext:value-type="float">
            <text:p>44.46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428" calcext:value-type="float">
            <text:p>41.42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806" calcext:value-type="float">
            <text:p>39.80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412" calcext:value-type="float">
            <text:p>41.41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628" calcext:value-type="float">
            <text:p>40.62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6.913" calcext:value-type="float">
            <text:p>36.91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851" calcext:value-type="float">
            <text:p>44.85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506" calcext:value-type="float">
            <text:p>43.50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23" calcext:value-type="float">
            <text:p>40.2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318" calcext:value-type="float">
            <text:p>40.31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405" calcext:value-type="float">
            <text:p>40.40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196" calcext:value-type="float">
            <text:p>39.19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153" calcext:value-type="float">
            <text:p>43.15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515" calcext:value-type="float">
            <text:p>41.51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54" calcext:value-type="float">
            <text:p>43.5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452" calcext:value-type="float">
            <text:p>40.45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954" calcext:value-type="float">
            <text:p>43.95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287" calcext:value-type="float">
            <text:p>41.28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193" calcext:value-type="float">
            <text:p>38.19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6.647" calcext:value-type="float">
            <text:p>36.64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626" calcext:value-type="float">
            <text:p>44.62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5.013" calcext:value-type="float">
            <text:p>45.01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072" calcext:value-type="float">
            <text:p>42.07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814" calcext:value-type="float">
            <text:p>39.81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706" calcext:value-type="float">
            <text:p>39.70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376" calcext:value-type="float">
            <text:p>42.37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005" calcext:value-type="float">
            <text:p>42.00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566" calcext:value-type="float">
            <text:p>39.56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063" calcext:value-type="float">
            <text:p>38.06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56" calcext:value-type="float">
            <text:p>39.5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248" calcext:value-type="float">
            <text:p>41.24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393" calcext:value-type="float">
            <text:p>39.39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081" calcext:value-type="float">
            <text:p>42.08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725" calcext:value-type="float">
            <text:p>44.72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187" calcext:value-type="float">
            <text:p>41.18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723" calcext:value-type="float">
            <text:p>42.72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6.985" calcext:value-type="float">
            <text:p>46.98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232" calcext:value-type="float">
            <text:p>38.23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979" calcext:value-type="float">
            <text:p>44.97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289" calcext:value-type="float">
            <text:p>40.289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677" calcext:value-type="float">
            <text:p>40.67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193" calcext:value-type="float">
            <text:p>43.19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5.27" calcext:value-type="float">
            <text:p>45.2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992" calcext:value-type="float">
            <text:p>39.99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4.915" calcext:value-type="float">
            <text:p>34.91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2.105" calcext:value-type="float">
            <text:p>42.10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921" calcext:value-type="float">
            <text:p>41.92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5.45" calcext:value-type="float">
            <text:p>45.4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858" calcext:value-type="float">
            <text:p>44.85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916" calcext:value-type="float">
            <text:p>44.91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67" calcext:value-type="float">
            <text:p>43.6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194" calcext:value-type="float">
            <text:p>40.19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965" calcext:value-type="float">
            <text:p>41.96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9.382" calcext:value-type="float">
            <text:p>49.38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018" calcext:value-type="float">
            <text:p>43.01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8.264" calcext:value-type="float">
            <text:p>48.26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6.774" calcext:value-type="float">
            <text:p>36.77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227" calcext:value-type="float">
            <text:p>44.22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526" calcext:value-type="float">
            <text:p>44.52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187" calcext:value-type="float">
            <text:p>39.18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553" calcext:value-type="float">
            <text:p>44.55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937" calcext:value-type="float">
            <text:p>40.93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4.656" calcext:value-type="float">
            <text:p>34.65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598" calcext:value-type="float">
            <text:p>43.59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565" calcext:value-type="float">
            <text:p>43.56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931" calcext:value-type="float">
            <text:p>41.93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673" calcext:value-type="float">
            <text:p>41.67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024" calcext:value-type="float">
            <text:p>43.02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5.276" calcext:value-type="float">
            <text:p>35.276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191" calcext:value-type="float">
            <text:p>38.19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7.238" calcext:value-type="float">
            <text:p>37.23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9.015" calcext:value-type="float">
            <text:p>39.01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5.947" calcext:value-type="float">
            <text:p>45.947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834" calcext:value-type="float">
            <text:p>43.834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4.113" calcext:value-type="float">
            <text:p>44.113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3.238" calcext:value-type="float">
            <text:p>43.238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761" calcext:value-type="float">
            <text:p>41.761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1.892" calcext:value-type="float">
            <text:p>41.892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0.435" calcext:value-type="float">
            <text:p>40.43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prm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8.125" calcext:value-type="float">
            <text:p>38.125</text:p>
          </table:table-cell>
          <table:table-cell office:value-type="float" office:value="658.349" calcext:value-type="float">
            <text:p>658.349</text:p>
          </table:table-cell>
        </table:table-row>
        <table:table-row table:style-name="ro1">
          <table:table-cell table:number-columns-repeated="6"/>
          <table:table-cell table:formula="of:=AVERAGE([.G510:.G1017])" office:value-type="float" office:value="37.284614" calcext:value-type="float">
            <text:p>37.284614</text:p>
          </table:table-cell>
          <table:table-cell table:formula="of:=AVERAGE([.H510:.H1017])" office:value-type="float" office:value="890.433000000001" calcext:value-type="float">
            <text:p>890.4330000000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4.784" calcext:value-type="float">
            <text:p>44.78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363" calcext:value-type="float">
            <text:p>36.36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007" calcext:value-type="float">
            <text:p>39.00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76" calcext:value-type="float">
            <text:p>42.7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2.918" calcext:value-type="float">
            <text:p>32.91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027" calcext:value-type="float">
            <text:p>41.02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129" calcext:value-type="float">
            <text:p>36.12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049" calcext:value-type="float">
            <text:p>36.04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3.243" calcext:value-type="float">
            <text:p>33.24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279" calcext:value-type="float">
            <text:p>37.27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637" calcext:value-type="float">
            <text:p>42.63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153" calcext:value-type="float">
            <text:p>39.15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847" calcext:value-type="float">
            <text:p>36.84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503" calcext:value-type="float">
            <text:p>43.50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1.837" calcext:value-type="float">
            <text:p>31.83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698" calcext:value-type="float">
            <text:p>37.69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855" calcext:value-type="float">
            <text:p>41.85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029" calcext:value-type="float">
            <text:p>37.02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807" calcext:value-type="float">
            <text:p>36.80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368" calcext:value-type="float">
            <text:p>35.36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599" calcext:value-type="float">
            <text:p>39.59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711" calcext:value-type="float">
            <text:p>35.71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783" calcext:value-type="float">
            <text:p>42.78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625" calcext:value-type="float">
            <text:p>37.62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226" calcext:value-type="float">
            <text:p>43.22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01" calcext:value-type="float">
            <text:p>41.0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644" calcext:value-type="float">
            <text:p>38.64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893" calcext:value-type="float">
            <text:p>35.89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567" calcext:value-type="float">
            <text:p>35.56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289" calcext:value-type="float">
            <text:p>41.28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892" calcext:value-type="float">
            <text:p>36.89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3.929" calcext:value-type="float">
            <text:p>33.92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618" calcext:value-type="float">
            <text:p>38.61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864" calcext:value-type="float">
            <text:p>37.86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75" calcext:value-type="float">
            <text:p>39.7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896" calcext:value-type="float">
            <text:p>42.89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004" calcext:value-type="float">
            <text:p>37.00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194" calcext:value-type="float">
            <text:p>43.19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475" calcext:value-type="float">
            <text:p>40.47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734" calcext:value-type="float">
            <text:p>40.73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056" calcext:value-type="float">
            <text:p>43.05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332" calcext:value-type="float">
            <text:p>38.33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157" calcext:value-type="float">
            <text:p>39.15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097" calcext:value-type="float">
            <text:p>37.09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532" calcext:value-type="float">
            <text:p>43.53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317" calcext:value-type="float">
            <text:p>36.31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2.451" calcext:value-type="float">
            <text:p>32.45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792" calcext:value-type="float">
            <text:p>43.79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3.458" calcext:value-type="float">
            <text:p>43.45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4.194" calcext:value-type="float">
            <text:p>44.19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484" calcext:value-type="float">
            <text:p>40.48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049" calcext:value-type="float">
            <text:p>41.04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956" calcext:value-type="float">
            <text:p>41.95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839" calcext:value-type="float">
            <text:p>42.83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061" calcext:value-type="float">
            <text:p>35.06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684" calcext:value-type="float">
            <text:p>35.68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462" calcext:value-type="float">
            <text:p>42.46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931" calcext:value-type="float">
            <text:p>40.93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.283" calcext:value-type="float">
            <text:p>30.28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389" calcext:value-type="float">
            <text:p>40.38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1.777" calcext:value-type="float">
            <text:p>31.77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.391" calcext:value-type="float">
            <text:p>30.39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738" calcext:value-type="float">
            <text:p>40.73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831" calcext:value-type="float">
            <text:p>39.83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348" calcext:value-type="float">
            <text:p>37.34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779" calcext:value-type="float">
            <text:p>41.77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0.499" calcext:value-type="float">
            <text:p>30.49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4.111" calcext:value-type="float">
            <text:p>34.11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725" calcext:value-type="float">
            <text:p>36.72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467" calcext:value-type="float">
            <text:p>37.46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1.177" calcext:value-type="float">
            <text:p>31.17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191" calcext:value-type="float">
            <text:p>36.19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71" calcext:value-type="float">
            <text:p>42.7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7.673" calcext:value-type="float">
            <text:p>37.67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1.297" calcext:value-type="float">
            <text:p>31.29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582" calcext:value-type="float">
            <text:p>36.58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5.341" calcext:value-type="float">
            <text:p>35.341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054" calcext:value-type="float">
            <text:p>40.05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903" calcext:value-type="float">
            <text:p>38.90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2.303" calcext:value-type="float">
            <text:p>32.30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2.482" calcext:value-type="float">
            <text:p>32.482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239" calcext:value-type="float">
            <text:p>39.23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438" calcext:value-type="float">
            <text:p>36.43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307" calcext:value-type="float">
            <text:p>41.30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634" calcext:value-type="float">
            <text:p>38.63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746" calcext:value-type="float">
            <text:p>42.746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663" calcext:value-type="float">
            <text:p>40.663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537" calcext:value-type="float">
            <text:p>40.53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805" calcext:value-type="float">
            <text:p>38.80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8.254" calcext:value-type="float">
            <text:p>38.25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595" calcext:value-type="float">
            <text:p>41.59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614" calcext:value-type="float">
            <text:p>42.61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237" calcext:value-type="float">
            <text:p>36.23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858" calcext:value-type="float">
            <text:p>39.858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0.374" calcext:value-type="float">
            <text:p>40.374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1.59" calcext:value-type="float">
            <text:p>41.59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9.547" calcext:value-type="float">
            <text:p>39.547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2.495" calcext:value-type="float">
            <text:p>42.49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4.705" calcext:value-type="float">
            <text:p>44.70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36.035" calcext:value-type="float">
            <text:p>36.035</text:p>
          </table:table-cell>
          <table:table-cell office:value-type="float" office:value="1106.33" calcext:value-type="float">
            <text:p>1106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47" calcext:value-type="float">
            <text:p>44.4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641" calcext:value-type="float">
            <text:p>44.64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5.093" calcext:value-type="float">
            <text:p>45.09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954" calcext:value-type="float">
            <text:p>40.95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7.132" calcext:value-type="float">
            <text:p>37.13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964" calcext:value-type="float">
            <text:p>40.96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375" calcext:value-type="float">
            <text:p>39.37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385" calcext:value-type="float">
            <text:p>43.38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15" calcext:value-type="float">
            <text:p>41.1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258" calcext:value-type="float">
            <text:p>40.25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371" calcext:value-type="float">
            <text:p>38.37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34" calcext:value-type="float">
            <text:p>43.3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277" calcext:value-type="float">
            <text:p>42.27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396" calcext:value-type="float">
            <text:p>42.39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549" calcext:value-type="float">
            <text:p>40.54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688" calcext:value-type="float">
            <text:p>38.68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658" calcext:value-type="float">
            <text:p>40.65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347" calcext:value-type="float">
            <text:p>42.34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649" calcext:value-type="float">
            <text:p>42.64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151" calcext:value-type="float">
            <text:p>41.15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891" calcext:value-type="float">
            <text:p>39.89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313" calcext:value-type="float">
            <text:p>38.31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3.934" calcext:value-type="float">
            <text:p>33.93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317" calcext:value-type="float">
            <text:p>42.31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989" calcext:value-type="float">
            <text:p>42.98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51" calcext:value-type="float">
            <text:p>42.5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3.079" calcext:value-type="float">
            <text:p>33.07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119" calcext:value-type="float">
            <text:p>38.11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863" calcext:value-type="float">
            <text:p>40.86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197" calcext:value-type="float">
            <text:p>39.19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7.421" calcext:value-type="float">
            <text:p>37.42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279" calcext:value-type="float">
            <text:p>38.27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514" calcext:value-type="float">
            <text:p>44.51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6.186" calcext:value-type="float">
            <text:p>46.18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7.059" calcext:value-type="float">
            <text:p>47.05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146" calcext:value-type="float">
            <text:p>40.14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7.95" calcext:value-type="float">
            <text:p>37.9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659" calcext:value-type="float">
            <text:p>44.65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6.172" calcext:value-type="float">
            <text:p>36.17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61" calcext:value-type="float">
            <text:p>40.6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579" calcext:value-type="float">
            <text:p>40.57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213" calcext:value-type="float">
            <text:p>44.21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705" calcext:value-type="float">
            <text:p>41.70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059" calcext:value-type="float">
            <text:p>44.05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313" calcext:value-type="float">
            <text:p>43.31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108" calcext:value-type="float">
            <text:p>42.10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929" calcext:value-type="float">
            <text:p>44.92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5.821" calcext:value-type="float">
            <text:p>45.82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477" calcext:value-type="float">
            <text:p>44.47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866" calcext:value-type="float">
            <text:p>41.86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475" calcext:value-type="float">
            <text:p>42.47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19" calcext:value-type="float">
            <text:p>40.1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138" calcext:value-type="float">
            <text:p>39.13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6.467" calcext:value-type="float">
            <text:p>46.46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123" calcext:value-type="float">
            <text:p>44.12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114" calcext:value-type="float">
            <text:p>43.11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359" calcext:value-type="float">
            <text:p>43.35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6.745" calcext:value-type="float">
            <text:p>46.74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273" calcext:value-type="float">
            <text:p>43.27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977" calcext:value-type="float">
            <text:p>44.97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536" calcext:value-type="float">
            <text:p>43.53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643" calcext:value-type="float">
            <text:p>41.64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7.246" calcext:value-type="float">
            <text:p>37.24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117" calcext:value-type="float">
            <text:p>43.11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6.394" calcext:value-type="float">
            <text:p>36.39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032" calcext:value-type="float">
            <text:p>43.03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531" calcext:value-type="float">
            <text:p>43.53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565" calcext:value-type="float">
            <text:p>44.56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562" calcext:value-type="float">
            <text:p>42.56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585" calcext:value-type="float">
            <text:p>44.58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1.608" calcext:value-type="float">
            <text:p>41.60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947" calcext:value-type="float">
            <text:p>39.94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5.271" calcext:value-type="float">
            <text:p>45.27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164" calcext:value-type="float">
            <text:p>43.16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7.582" calcext:value-type="float">
            <text:p>47.58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0.223" calcext:value-type="float">
            <text:p>50.22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948" calcext:value-type="float">
            <text:p>44.94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0.946" calcext:value-type="float">
            <text:p>50.94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0.869" calcext:value-type="float">
            <text:p>50.86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8.679" calcext:value-type="float">
            <text:p>48.67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8.064" calcext:value-type="float">
            <text:p>48.06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252" calcext:value-type="float">
            <text:p>40.25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813" calcext:value-type="float">
            <text:p>38.81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797" calcext:value-type="float">
            <text:p>43.79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2.415" calcext:value-type="float">
            <text:p>52.41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50.804" calcext:value-type="float">
            <text:p>50.804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522" calcext:value-type="float">
            <text:p>43.522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5.726" calcext:value-type="float">
            <text:p>45.72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8.465" calcext:value-type="float">
            <text:p>38.465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966" calcext:value-type="float">
            <text:p>42.96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089" calcext:value-type="float">
            <text:p>39.089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537" calcext:value-type="float">
            <text:p>39.537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4.231" calcext:value-type="float">
            <text:p>44.23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28" calcext:value-type="float">
            <text:p>40.28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076" calcext:value-type="float">
            <text:p>40.07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761" calcext:value-type="float">
            <text:p>42.76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0.263" calcext:value-type="float">
            <text:p>40.263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39.556" calcext:value-type="float">
            <text:p>39.556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2.301" calcext:value-type="float">
            <text:p>42.30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43.21" calcext:value-type="float">
            <text:p>43.21</text:p>
          </table:table-cell>
          <table:table-cell office:value-type="float" office:value="910.323" calcext:value-type="float">
            <text:p>910.3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702" calcext:value-type="float">
            <text:p>42.70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529" calcext:value-type="float">
            <text:p>40.52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6.08" calcext:value-type="float">
            <text:p>36.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386" calcext:value-type="float">
            <text:p>44.3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176" calcext:value-type="float">
            <text:p>38.17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8.178" calcext:value-type="float">
            <text:p>48.17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3.624" calcext:value-type="float">
            <text:p>33.62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.816" calcext:value-type="float">
            <text:p>45.81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636" calcext:value-type="float">
            <text:p>43.63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922" calcext:value-type="float">
            <text:p>40.92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057" calcext:value-type="float">
            <text:p>43.05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7.351" calcext:value-type="float">
            <text:p>37.35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2.389" calcext:value-type="float">
            <text:p>32.38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699" calcext:value-type="float">
            <text:p>43.69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322" calcext:value-type="float">
            <text:p>43.32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094" calcext:value-type="float">
            <text:p>38.09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186" calcext:value-type="float">
            <text:p>44.1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611" calcext:value-type="float">
            <text:p>42.61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835" calcext:value-type="float">
            <text:p>43.83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464" calcext:value-type="float">
            <text:p>46.46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.087" calcext:value-type="float">
            <text:p>45.08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819" calcext:value-type="float">
            <text:p>40.81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47" calcext:value-type="float">
            <text:p>43.4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7.18" calcext:value-type="float">
            <text:p>37.1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062" calcext:value-type="float">
            <text:p>39.06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56" calcext:value-type="float">
            <text:p>46.5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942" calcext:value-type="float">
            <text:p>42.94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039" calcext:value-type="float">
            <text:p>42.03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571" calcext:value-type="float">
            <text:p>43.5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1" calcext:value-type="float">
            <text:p>38.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7.249" calcext:value-type="float">
            <text:p>47.24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337" calcext:value-type="float">
            <text:p>42.33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8" calcext:value-type="float">
            <text:p>40.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797" calcext:value-type="float">
            <text:p>40.79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.161" calcext:value-type="float">
            <text:p>45.16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536" calcext:value-type="float">
            <text:p>38.53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214" calcext:value-type="float">
            <text:p>42.21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842" calcext:value-type="float">
            <text:p>40.84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801" calcext:value-type="float">
            <text:p>42.80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455" calcext:value-type="float">
            <text:p>42.45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475" calcext:value-type="float">
            <text:p>43.47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899" calcext:value-type="float">
            <text:p>46.89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583" calcext:value-type="float">
            <text:p>42.58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041" calcext:value-type="float">
            <text:p>44.04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514" calcext:value-type="float">
            <text:p>44.51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7.108" calcext:value-type="float">
            <text:p>37.1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545" calcext:value-type="float">
            <text:p>39.54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121" calcext:value-type="float">
            <text:p>39.12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.991" calcext:value-type="float">
            <text:p>45.99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853" calcext:value-type="float">
            <text:p>41.85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944" calcext:value-type="float">
            <text:p>43.94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7.411" calcext:value-type="float">
            <text:p>47.41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232" calcext:value-type="float">
            <text:p>42.23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185" calcext:value-type="float">
            <text:p>40.18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593" calcext:value-type="float">
            <text:p>40.59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577" calcext:value-type="float">
            <text:p>39.57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729" calcext:value-type="float">
            <text:p>39.72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196" calcext:value-type="float">
            <text:p>41.19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819" calcext:value-type="float">
            <text:p>46.81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6.674" calcext:value-type="float">
            <text:p>36.67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004" calcext:value-type="float">
            <text:p>42.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074" calcext:value-type="float">
            <text:p>42.07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412" calcext:value-type="float">
            <text:p>38.41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272" calcext:value-type="float">
            <text:p>42.27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673" calcext:value-type="float">
            <text:p>46.67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02" calcext:value-type="float">
            <text:p>41.0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406" calcext:value-type="float">
            <text:p>46.4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018" calcext:value-type="float">
            <text:p>44.01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5.073" calcext:value-type="float">
            <text:p>35.07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7.505" calcext:value-type="float">
            <text:p>37.50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882" calcext:value-type="float">
            <text:p>41.88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13" calcext:value-type="float">
            <text:p>46.1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842" calcext:value-type="float">
            <text:p>46.84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5.346" calcext:value-type="float">
            <text:p>35.34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511" calcext:value-type="float">
            <text:p>38.51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478" calcext:value-type="float">
            <text:p>43.47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7.729" calcext:value-type="float">
            <text:p>47.72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7.469" calcext:value-type="float">
            <text:p>47.46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373" calcext:value-type="float">
            <text:p>42.37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755" calcext:value-type="float">
            <text:p>42.75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757" calcext:value-type="float">
            <text:p>42.757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8.806" calcext:value-type="float">
            <text:p>38.8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8.152" calcext:value-type="float">
            <text:p>48.15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649" calcext:value-type="float">
            <text:p>43.64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6.105" calcext:value-type="float">
            <text:p>36.10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119" calcext:value-type="float">
            <text:p>39.11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578" calcext:value-type="float">
            <text:p>42.57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769" calcext:value-type="float">
            <text:p>40.76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771" calcext:value-type="float">
            <text:p>41.7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103" calcext:value-type="float">
            <text:p>42.1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035" calcext:value-type="float">
            <text:p>41.03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5.085" calcext:value-type="float">
            <text:p>45.08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4.228" calcext:value-type="float">
            <text:p>34.22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6.76" calcext:value-type="float">
            <text:p>46.7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129" calcext:value-type="float">
            <text:p>42.12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39.55" calcext:value-type="float">
            <text:p>39.5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8.566" calcext:value-type="float">
            <text:p>48.56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4.559" calcext:value-type="float">
            <text:p>44.559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0.976" calcext:value-type="float">
            <text:p>40.97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648" calcext:value-type="float">
            <text:p>43.64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541" calcext:value-type="float">
            <text:p>47.54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639" calcext:value-type="float">
            <text:p>43.63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694" calcext:value-type="float">
            <text:p>41.69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8" calcext:value-type="float">
            <text:p>41.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8.057" calcext:value-type="float">
            <text:p>48.05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965" calcext:value-type="float">
            <text:p>45.96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856" calcext:value-type="float">
            <text:p>42.85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048" calcext:value-type="float">
            <text:p>43.04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096" calcext:value-type="float">
            <text:p>39.09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208" calcext:value-type="float">
            <text:p>43.20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716" calcext:value-type="float">
            <text:p>43.71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571" calcext:value-type="float">
            <text:p>45.57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462" calcext:value-type="float">
            <text:p>46.46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41" calcext:value-type="float">
            <text:p>38.4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912" calcext:value-type="float">
            <text:p>42.91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143" calcext:value-type="float">
            <text:p>39.14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479" calcext:value-type="float">
            <text:p>41.47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795" calcext:value-type="float">
            <text:p>38.79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859" calcext:value-type="float">
            <text:p>47.85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16" calcext:value-type="float">
            <text:p>45.1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646" calcext:value-type="float">
            <text:p>43.64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833" calcext:value-type="float">
            <text:p>45.8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067" calcext:value-type="float">
            <text:p>51.06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472" calcext:value-type="float">
            <text:p>47.47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314" calcext:value-type="float">
            <text:p>38.31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9.15" calcext:value-type="float">
            <text:p>49.1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567" calcext:value-type="float">
            <text:p>45.56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401" calcext:value-type="float">
            <text:p>47.40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909" calcext:value-type="float">
            <text:p>47.90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633" calcext:value-type="float">
            <text:p>39.6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544" calcext:value-type="float">
            <text:p>43.54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769" calcext:value-type="float">
            <text:p>39.76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794" calcext:value-type="float">
            <text:p>46.79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21" calcext:value-type="float">
            <text:p>44.2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5.642" calcext:value-type="float">
            <text:p>35.64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035" calcext:value-type="float">
            <text:p>43.03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878" calcext:value-type="float">
            <text:p>43.87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068" calcext:value-type="float">
            <text:p>41.06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7.707" calcext:value-type="float">
            <text:p>37.70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138" calcext:value-type="float">
            <text:p>41.13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599" calcext:value-type="float">
            <text:p>41.59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8" calcext:value-type="float">
            <text:p>43.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636" calcext:value-type="float">
            <text:p>44.63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8.269" calcext:value-type="float">
            <text:p>48.26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9.114" calcext:value-type="float">
            <text:p>49.11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903" calcext:value-type="float">
            <text:p>44.90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88" calcext:value-type="float">
            <text:p>41.8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353" calcext:value-type="float">
            <text:p>47.35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256" calcext:value-type="float">
            <text:p>46.25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548" calcext:value-type="float">
            <text:p>46.54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282" calcext:value-type="float">
            <text:p>43.28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328" calcext:value-type="float">
            <text:p>38.32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7.221" calcext:value-type="float">
            <text:p>47.22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467" calcext:value-type="float">
            <text:p>42.46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504" calcext:value-type="float">
            <text:p>44.50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77" calcext:value-type="float">
            <text:p>42.7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986" calcext:value-type="float">
            <text:p>43.98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094" calcext:value-type="float">
            <text:p>45.09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933" calcext:value-type="float">
            <text:p>45.9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315" calcext:value-type="float">
            <text:p>44.31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309" calcext:value-type="float">
            <text:p>41.30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772" calcext:value-type="float">
            <text:p>38.77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08" calcext:value-type="float">
            <text:p>42.0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345" calcext:value-type="float">
            <text:p>46.34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892" calcext:value-type="float">
            <text:p>42.89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679" calcext:value-type="float">
            <text:p>43.67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782" calcext:value-type="float">
            <text:p>46.78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7.547" calcext:value-type="float">
            <text:p>37.54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47" calcext:value-type="float">
            <text:p>43.4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273" calcext:value-type="float">
            <text:p>45.27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115" calcext:value-type="float">
            <text:p>41.11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657" calcext:value-type="float">
            <text:p>43.65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503" calcext:value-type="float">
            <text:p>41.50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934" calcext:value-type="float">
            <text:p>40.934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271" calcext:value-type="float">
            <text:p>44.27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395" calcext:value-type="float">
            <text:p>42.39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105" calcext:value-type="float">
            <text:p>40.105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5.251" calcext:value-type="float">
            <text:p>45.25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397" calcext:value-type="float">
            <text:p>41.39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7.812" calcext:value-type="float">
            <text:p>37.81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912" calcext:value-type="float">
            <text:p>39.912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921" calcext:value-type="float">
            <text:p>42.92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433" calcext:value-type="float">
            <text:p>40.4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298" calcext:value-type="float">
            <text:p>40.29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716" calcext:value-type="float">
            <text:p>41.716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143" calcext:value-type="float">
            <text:p>39.14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4.788" calcext:value-type="float">
            <text:p>44.78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2.78" calcext:value-type="float">
            <text:p>42.7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6.738" calcext:value-type="float">
            <text:p>46.738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473" calcext:value-type="float">
            <text:p>38.47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471" calcext:value-type="float">
            <text:p>40.47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033" calcext:value-type="float">
            <text:p>43.0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8.467" calcext:value-type="float">
            <text:p>38.46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1.233" calcext:value-type="float">
            <text:p>41.23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551" calcext:value-type="float">
            <text:p>39.551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919" calcext:value-type="float">
            <text:p>39.91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8.719" calcext:value-type="float">
            <text:p>48.719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0.727" calcext:value-type="float">
            <text:p>40.72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39.167" calcext:value-type="float">
            <text:p>39.16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43.387" calcext:value-type="float">
            <text:p>43.387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6.326" calcext:value-type="float">
            <text:p>36.32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2.563" calcext:value-type="float">
            <text:p>42.56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638" calcext:value-type="float">
            <text:p>39.63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31" calcext:value-type="float">
            <text:p>39.3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239" calcext:value-type="float">
            <text:p>39.23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315" calcext:value-type="float">
            <text:p>39.31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7.185" calcext:value-type="float">
            <text:p>47.18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281" calcext:value-type="float">
            <text:p>46.28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326" calcext:value-type="float">
            <text:p>44.32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233" calcext:value-type="float">
            <text:p>39.23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7.02" calcext:value-type="float">
            <text:p>47.0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7.511" calcext:value-type="float">
            <text:p>37.51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762" calcext:value-type="float">
            <text:p>45.76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2.881" calcext:value-type="float">
            <text:p>42.88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39" calcext:value-type="float">
            <text:p>45.3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0.66" calcext:value-type="float">
            <text:p>40.6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617" calcext:value-type="float">
            <text:p>44.61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04" calcext:value-type="float">
            <text:p>45.0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621" calcext:value-type="float">
            <text:p>45.62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458" calcext:value-type="float">
            <text:p>51.45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7.334" calcext:value-type="float">
            <text:p>47.33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614" calcext:value-type="float">
            <text:p>44.61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2.875" calcext:value-type="float">
            <text:p>42.87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1.333" calcext:value-type="float">
            <text:p>41.33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113" calcext:value-type="float">
            <text:p>45.11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571" calcext:value-type="float">
            <text:p>44.57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711" calcext:value-type="float">
            <text:p>44.71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019" calcext:value-type="float">
            <text:p>45.01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1.63" calcext:value-type="float">
            <text:p>41.6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953" calcext:value-type="float">
            <text:p>46.95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337" calcext:value-type="float">
            <text:p>50.33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655" calcext:value-type="float">
            <text:p>50.65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33" calcext:value-type="float">
            <text:p>50.3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528" calcext:value-type="float">
            <text:p>44.52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0.416" calcext:value-type="float">
            <text:p>40.41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627" calcext:value-type="float">
            <text:p>49.62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668" calcext:value-type="float">
            <text:p>50.66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809" calcext:value-type="float">
            <text:p>49.80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1.926" calcext:value-type="float">
            <text:p>41.92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077" calcext:value-type="float">
            <text:p>45.07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117" calcext:value-type="float">
            <text:p>45.11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013" calcext:value-type="float">
            <text:p>45.01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1.645" calcext:value-type="float">
            <text:p>41.64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689" calcext:value-type="float">
            <text:p>46.68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919" calcext:value-type="float">
            <text:p>48.91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024" calcext:value-type="float">
            <text:p>50.02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394" calcext:value-type="float">
            <text:p>49.39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716" calcext:value-type="float">
            <text:p>51.71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3.234" calcext:value-type="float">
            <text:p>43.23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4.303" calcext:value-type="float">
            <text:p>54.30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218" calcext:value-type="float">
            <text:p>48.21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078" calcext:value-type="float">
            <text:p>46.07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822" calcext:value-type="float">
            <text:p>51.82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718" calcext:value-type="float">
            <text:p>50.71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2.017" calcext:value-type="float">
            <text:p>52.01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721" calcext:value-type="float">
            <text:p>50.72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59" calcext:value-type="float">
            <text:p>51.5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521" calcext:value-type="float">
            <text:p>49.52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233" calcext:value-type="float">
            <text:p>51.23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2.073" calcext:value-type="float">
            <text:p>52.07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505" calcext:value-type="float">
            <text:p>46.50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97" calcext:value-type="float">
            <text:p>48.9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816" calcext:value-type="float">
            <text:p>46.81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23" calcext:value-type="float">
            <text:p>48.2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7.758" calcext:value-type="float">
            <text:p>47.75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106" calcext:value-type="float">
            <text:p>46.10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578" calcext:value-type="float">
            <text:p>49.57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615" calcext:value-type="float">
            <text:p>48.61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639" calcext:value-type="float">
            <text:p>44.63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326" calcext:value-type="float">
            <text:p>50.32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026" calcext:value-type="float">
            <text:p>49.02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8.729" calcext:value-type="float">
            <text:p>48.72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9.913" calcext:value-type="float">
            <text:p>49.91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0.594" calcext:value-type="float">
            <text:p>40.59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85" calcext:value-type="float">
            <text:p>51.8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848" calcext:value-type="float">
            <text:p>50.84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374" calcext:value-type="float">
            <text:p>46.37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646" calcext:value-type="float">
            <text:p>45.64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0.277" calcext:value-type="float">
            <text:p>40.27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285" calcext:value-type="float">
            <text:p>46.28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384" calcext:value-type="float">
            <text:p>46.38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829" calcext:value-type="float">
            <text:p>51.82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7.416" calcext:value-type="float">
            <text:p>47.41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486" calcext:value-type="float">
            <text:p>46.48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419" calcext:value-type="float">
            <text:p>45.41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1.452" calcext:value-type="float">
            <text:p>41.45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3.245" calcext:value-type="float">
            <text:p>43.245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889" calcext:value-type="float">
            <text:p>50.889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388" calcext:value-type="float">
            <text:p>50.38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134" calcext:value-type="float">
            <text:p>46.134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057" calcext:value-type="float">
            <text:p>45.05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62" calcext:value-type="float">
            <text:p>44.6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0.233" calcext:value-type="float">
            <text:p>40.233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231" calcext:value-type="float">
            <text:p>46.231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4.456" calcext:value-type="float">
            <text:p>44.45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39.866" calcext:value-type="float">
            <text:p>39.86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6.622" calcext:value-type="float">
            <text:p>46.622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407" calcext:value-type="float">
            <text:p>51.407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576" calcext:value-type="float">
            <text:p>51.576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prm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45.428" calcext:value-type="float">
            <text:p>45.428</text:p>
          </table:table-cell>
          <table:table-cell office:value-type="float" office:value="1915.87" calcext:value-type="float">
            <text:p>1915.87</text:p>
          </table:table-cell>
        </table:table-row>
        <table:table-row table:style-name="ro1">
          <table:table-cell table:number-columns-repeated="6"/>
          <table:table-cell table:formula="of:=AVERAGE([.G1020:.G1527])" office:value-type="float" office:value="42.478204" calcext:value-type="float">
            <text:p>42.478204</text:p>
          </table:table-cell>
          <table:table-cell table:formula="of:=AVERAGE([.H1020:.H1527])" office:value-type="float" office:value="1513.61060000001" calcext:value-type="float">
            <text:p>1513.610600000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424" calcext:value-type="float">
            <text:p>57.42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551" calcext:value-type="float">
            <text:p>55.55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484" calcext:value-type="float">
            <text:p>51.48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8" calcext:value-type="float">
            <text:p>57.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357" calcext:value-type="float">
            <text:p>56.35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511" calcext:value-type="float">
            <text:p>57.51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708" calcext:value-type="float">
            <text:p>56.70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151" calcext:value-type="float">
            <text:p>57.15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862" calcext:value-type="float">
            <text:p>57.86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353" calcext:value-type="float">
            <text:p>52.35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551" calcext:value-type="float">
            <text:p>57.55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494" calcext:value-type="float">
            <text:p>57.49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592" calcext:value-type="float">
            <text:p>57.59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86" calcext:value-type="float">
            <text:p>55.8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49" calcext:value-type="float">
            <text:p>53.4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256" calcext:value-type="float">
            <text:p>56.25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917" calcext:value-type="float">
            <text:p>56.91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929" calcext:value-type="float">
            <text:p>51.92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001" calcext:value-type="float">
            <text:p>51.00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044" calcext:value-type="float">
            <text:p>52.04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831" calcext:value-type="float">
            <text:p>54.83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286" calcext:value-type="float">
            <text:p>52.28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858" calcext:value-type="float">
            <text:p>51.85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468" calcext:value-type="float">
            <text:p>56.46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157" calcext:value-type="float">
            <text:p>56.15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018" calcext:value-type="float">
            <text:p>56.01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363" calcext:value-type="float">
            <text:p>57.36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815" calcext:value-type="float">
            <text:p>57.81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396" calcext:value-type="float">
            <text:p>53.39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73" calcext:value-type="float">
            <text:p>53.7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879" calcext:value-type="float">
            <text:p>56.87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926" calcext:value-type="float">
            <text:p>57.92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479" calcext:value-type="float">
            <text:p>55.47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953" calcext:value-type="float">
            <text:p>56.95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882" calcext:value-type="float">
            <text:p>57.88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0.844" calcext:value-type="float">
            <text:p>50.84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987" calcext:value-type="float">
            <text:p>54.98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038" calcext:value-type="float">
            <text:p>53.03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932" calcext:value-type="float">
            <text:p>51.93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842" calcext:value-type="float">
            <text:p>55.84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796" calcext:value-type="float">
            <text:p>56.79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761" calcext:value-type="float">
            <text:p>51.76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428" calcext:value-type="float">
            <text:p>56.42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168" calcext:value-type="float">
            <text:p>53.16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472" calcext:value-type="float">
            <text:p>52.47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149" calcext:value-type="float">
            <text:p>57.14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021" calcext:value-type="float">
            <text:p>57.02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339" calcext:value-type="float">
            <text:p>55.33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043" calcext:value-type="float">
            <text:p>58.04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078" calcext:value-type="float">
            <text:p>57.07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0.622" calcext:value-type="float">
            <text:p>50.62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999" calcext:value-type="float">
            <text:p>56.99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593" calcext:value-type="float">
            <text:p>57.59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022" calcext:value-type="float">
            <text:p>58.02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394" calcext:value-type="float">
            <text:p>57.394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719" calcext:value-type="float">
            <text:p>57.71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817" calcext:value-type="float">
            <text:p>57.81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443" calcext:value-type="float">
            <text:p>55.44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955" calcext:value-type="float">
            <text:p>57.95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529" calcext:value-type="float">
            <text:p>58.52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967" calcext:value-type="float">
            <text:p>57.96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161" calcext:value-type="float">
            <text:p>54.16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139" calcext:value-type="float">
            <text:p>52.13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69" calcext:value-type="float">
            <text:p>52.6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662" calcext:value-type="float">
            <text:p>52.66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29" calcext:value-type="float">
            <text:p>52.2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802" calcext:value-type="float">
            <text:p>52.80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1.79" calcext:value-type="float">
            <text:p>51.7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9.198" calcext:value-type="float">
            <text:p>49.19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799" calcext:value-type="float">
            <text:p>52.79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078" calcext:value-type="float">
            <text:p>54.07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7.452" calcext:value-type="float">
            <text:p>47.452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976" calcext:value-type="float">
            <text:p>57.97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976" calcext:value-type="float">
            <text:p>57.97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055" calcext:value-type="float">
            <text:p>58.05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0.119" calcext:value-type="float">
            <text:p>50.11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205" calcext:value-type="float">
            <text:p>58.20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467" calcext:value-type="float">
            <text:p>53.46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9.777" calcext:value-type="float">
            <text:p>49.77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588" calcext:value-type="float">
            <text:p>52.58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39" calcext:value-type="float">
            <text:p>52.3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601" calcext:value-type="float">
            <text:p>53.60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3.795" calcext:value-type="float">
            <text:p>53.79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511" calcext:value-type="float">
            <text:p>54.51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2.475" calcext:value-type="float">
            <text:p>52.47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117" calcext:value-type="float">
            <text:p>54.11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043" calcext:value-type="float">
            <text:p>54.04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48.501" calcext:value-type="float">
            <text:p>48.50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498" calcext:value-type="float">
            <text:p>58.49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53" calcext:value-type="float">
            <text:p>58.5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.168" calcext:value-type="float">
            <text:p>57.16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89" calcext:value-type="float">
            <text:p>54.89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5.721" calcext:value-type="float">
            <text:p>55.72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141" calcext:value-type="float">
            <text:p>58.141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043" calcext:value-type="float">
            <text:p>56.043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4.376" calcext:value-type="float">
            <text:p>54.37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137" calcext:value-type="float">
            <text:p>58.137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286" calcext:value-type="float">
            <text:p>58.286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.268" calcext:value-type="float">
            <text:p>58.268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6.535" calcext:value-type="float">
            <text:p>56.535</text:p>
          </table:table-cell>
          <table:table-cell office:value-type="float" office:value="3645.3" calcext:value-type="float">
            <text:p>3645.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19" calcext:value-type="float">
            <text:p>57.91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726" calcext:value-type="float">
            <text:p>57.72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869" calcext:value-type="float">
            <text:p>57.86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523" calcext:value-type="float">
            <text:p>57.52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552" calcext:value-type="float">
            <text:p>56.55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072" calcext:value-type="float">
            <text:p>58.07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191" calcext:value-type="float">
            <text:p>56.19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09" calcext:value-type="float">
            <text:p>58.40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865" calcext:value-type="float">
            <text:p>57.86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107" calcext:value-type="float">
            <text:p>58.10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592" calcext:value-type="float">
            <text:p>54.59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9.718" calcext:value-type="float">
            <text:p>49.71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334" calcext:value-type="float">
            <text:p>56.33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8.259" calcext:value-type="float">
            <text:p>48.25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585" calcext:value-type="float">
            <text:p>56.58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551" calcext:value-type="float">
            <text:p>57.55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927" calcext:value-type="float">
            <text:p>53.92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4" calcext:value-type="float">
            <text:p>52.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114" calcext:value-type="float">
            <text:p>54.11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03" calcext:value-type="float">
            <text:p>58.40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728" calcext:value-type="float">
            <text:p>57.72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043" calcext:value-type="float">
            <text:p>58.04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843" calcext:value-type="float">
            <text:p>57.84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017" calcext:value-type="float">
            <text:p>55.01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124" calcext:value-type="float">
            <text:p>58.12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0.959" calcext:value-type="float">
            <text:p>50.95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372" calcext:value-type="float">
            <text:p>53.37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634" calcext:value-type="float">
            <text:p>55.63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804" calcext:value-type="float">
            <text:p>54.80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824" calcext:value-type="float">
            <text:p>52.82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757" calcext:value-type="float">
            <text:p>52.75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742" calcext:value-type="float">
            <text:p>54.74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5.016" calcext:value-type="float">
            <text:p>45.01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507" calcext:value-type="float">
            <text:p>51.50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888" calcext:value-type="float">
            <text:p>57.88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66" calcext:value-type="float">
            <text:p>58.6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243" calcext:value-type="float">
            <text:p>58.24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14" calcext:value-type="float">
            <text:p>57.91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61" calcext:value-type="float">
            <text:p>57.96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773" calcext:value-type="float">
            <text:p>56.77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149" calcext:value-type="float">
            <text:p>55.14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83" calcext:value-type="float">
            <text:p>57.98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531" calcext:value-type="float">
            <text:p>53.53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372" calcext:value-type="float">
            <text:p>58.37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166" calcext:value-type="float">
            <text:p>58.16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24" calcext:value-type="float">
            <text:p>57.92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238" calcext:value-type="float">
            <text:p>58.23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52" calcext:value-type="float">
            <text:p>58.45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22" calcext:value-type="float">
            <text:p>58.42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03" calcext:value-type="float">
            <text:p>58.0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245" calcext:value-type="float">
            <text:p>53.24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8.043" calcext:value-type="float">
            <text:p>48.04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9.913" calcext:value-type="float">
            <text:p>49.91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49.155" calcext:value-type="float">
            <text:p>49.15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456" calcext:value-type="float">
            <text:p>53.45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959" calcext:value-type="float">
            <text:p>56.95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34" calcext:value-type="float">
            <text:p>58.43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371" calcext:value-type="float">
            <text:p>56.37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508" calcext:value-type="float">
            <text:p>54.50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759" calcext:value-type="float">
            <text:p>58.75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012" calcext:value-type="float">
            <text:p>56.01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14" calcext:value-type="float">
            <text:p>58.1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887" calcext:value-type="float">
            <text:p>57.88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236" calcext:value-type="float">
            <text:p>58.23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538" calcext:value-type="float">
            <text:p>58.53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541" calcext:value-type="float">
            <text:p>58.54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783" calcext:value-type="float">
            <text:p>58.78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609" calcext:value-type="float">
            <text:p>58.60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953" calcext:value-type="float">
            <text:p>51.95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166" calcext:value-type="float">
            <text:p>56.16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469" calcext:value-type="float">
            <text:p>58.46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143" calcext:value-type="float">
            <text:p>51.14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862" calcext:value-type="float">
            <text:p>58.86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871" calcext:value-type="float">
            <text:p>55.87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7.92" calcext:value-type="float">
            <text:p>57.9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818" calcext:value-type="float">
            <text:p>53.81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4.955" calcext:value-type="float">
            <text:p>54.95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201" calcext:value-type="float">
            <text:p>58.20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57" calcext:value-type="float">
            <text:p>58.5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458" calcext:value-type="float">
            <text:p>53.458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175" calcext:value-type="float">
            <text:p>51.17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292" calcext:value-type="float">
            <text:p>53.29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311" calcext:value-type="float">
            <text:p>52.31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0.675" calcext:value-type="float">
            <text:p>50.67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025" calcext:value-type="float">
            <text:p>52.02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94" calcext:value-type="float">
            <text:p>52.9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092" calcext:value-type="float">
            <text:p>53.09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109" calcext:value-type="float">
            <text:p>51.109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1.896" calcext:value-type="float">
            <text:p>51.896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945" calcext:value-type="float">
            <text:p>52.945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463" calcext:value-type="float">
            <text:p>52.46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2.144" calcext:value-type="float">
            <text:p>52.14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481" calcext:value-type="float">
            <text:p>53.48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441" calcext:value-type="float">
            <text:p>55.441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6.717" calcext:value-type="float">
            <text:p>56.71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247" calcext:value-type="float">
            <text:p>53.247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3.652" calcext:value-type="float">
            <text:p>53.65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702" calcext:value-type="float">
            <text:p>55.702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8.223" calcext:value-type="float">
            <text:p>58.223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55.744" calcext:value-type="float">
            <text:p>55.744</text:p>
          </table:table-cell>
          <table:table-cell office:value-type="float" office:value="3495.05" calcext:value-type="float">
            <text:p>3495.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777" calcext:value-type="float">
            <text:p>54.77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769" calcext:value-type="float">
            <text:p>55.76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769" calcext:value-type="float">
            <text:p>58.76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7.713" calcext:value-type="float">
            <text:p>57.71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7.583" calcext:value-type="float">
            <text:p>57.58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834" calcext:value-type="float">
            <text:p>58.83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184" calcext:value-type="float">
            <text:p>55.18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8.862" calcext:value-type="float">
            <text:p>48.86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1.826" calcext:value-type="float">
            <text:p>51.82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6.85" calcext:value-type="float">
            <text:p>46.8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77" calcext:value-type="float">
            <text:p>54.7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9.175" calcext:value-type="float">
            <text:p>49.17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1.925" calcext:value-type="float">
            <text:p>51.92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0.709" calcext:value-type="float">
            <text:p>50.70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6.515" calcext:value-type="float">
            <text:p>46.51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945" calcext:value-type="float">
            <text:p>54.94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9.911" calcext:value-type="float">
            <text:p>49.91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008" calcext:value-type="float">
            <text:p>56.00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336" calcext:value-type="float">
            <text:p>53.33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344" calcext:value-type="float">
            <text:p>53.34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8.881" calcext:value-type="float">
            <text:p>48.88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7.935" calcext:value-type="float">
            <text:p>57.93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794" calcext:value-type="float">
            <text:p>58.79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591" calcext:value-type="float">
            <text:p>56.59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696" calcext:value-type="float">
            <text:p>53.69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725" calcext:value-type="float">
            <text:p>55.72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744" calcext:value-type="float">
            <text:p>58.74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779" calcext:value-type="float">
            <text:p>54.77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642" calcext:value-type="float">
            <text:p>53.64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2.827" calcext:value-type="float">
            <text:p>52.82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246" calcext:value-type="float">
            <text:p>54.24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799" calcext:value-type="float">
            <text:p>58.79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815" calcext:value-type="float">
            <text:p>54.81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255" calcext:value-type="float">
            <text:p>59.25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372" calcext:value-type="float">
            <text:p>59.37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0.738" calcext:value-type="float">
            <text:p>50.73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7.965" calcext:value-type="float">
            <text:p>47.96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9.439" calcext:value-type="float">
            <text:p>49.43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256" calcext:value-type="float">
            <text:p>54.25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033" calcext:value-type="float">
            <text:p>56.03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337" calcext:value-type="float">
            <text:p>59.33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939" calcext:value-type="float">
            <text:p>54.93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0.838" calcext:value-type="float">
            <text:p>50.83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7.942" calcext:value-type="float">
            <text:p>47.94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9.583" calcext:value-type="float">
            <text:p>49.58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7.955" calcext:value-type="float">
            <text:p>57.95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624" calcext:value-type="float">
            <text:p>56.62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494" calcext:value-type="float">
            <text:p>59.49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576" calcext:value-type="float">
            <text:p>59.57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683" calcext:value-type="float">
            <text:p>58.68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235" calcext:value-type="float">
            <text:p>59.23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411" calcext:value-type="float">
            <text:p>59.41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114" calcext:value-type="float">
            <text:p>58.11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7.764" calcext:value-type="float">
            <text:p>47.76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764" calcext:value-type="float">
            <text:p>54.76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533" calcext:value-type="float">
            <text:p>54.53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479" calcext:value-type="float">
            <text:p>53.47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003" calcext:value-type="float">
            <text:p>56.00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38" calcext:value-type="float">
            <text:p>59.3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1.545" calcext:value-type="float">
            <text:p>51.54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1.503" calcext:value-type="float">
            <text:p>51.50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357" calcext:value-type="float">
            <text:p>53.35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989" calcext:value-type="float">
            <text:p>53.98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841" calcext:value-type="float">
            <text:p>58.84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385" calcext:value-type="float">
            <text:p>53.38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406" calcext:value-type="float">
            <text:p>53.40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13" calcext:value-type="float">
            <text:p>54.1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22" calcext:value-type="float">
            <text:p>59.2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367" calcext:value-type="float">
            <text:p>59.36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052" calcext:value-type="float">
            <text:p>58.05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139" calcext:value-type="float">
            <text:p>54.13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212" calcext:value-type="float">
            <text:p>58.21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928" calcext:value-type="float">
            <text:p>56.92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731" calcext:value-type="float">
            <text:p>55.73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676" calcext:value-type="float">
            <text:p>53.67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927" calcext:value-type="float">
            <text:p>54.92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6.628" calcext:value-type="float">
            <text:p>56.62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59" calcext:value-type="float">
            <text:p>59.5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2.924" calcext:value-type="float">
            <text:p>52.92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1.801" calcext:value-type="float">
            <text:p>51.80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8.949" calcext:value-type="float">
            <text:p>48.94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664" calcext:value-type="float">
            <text:p>55.664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701" calcext:value-type="float">
            <text:p>58.70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491" calcext:value-type="float">
            <text:p>54.49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768" calcext:value-type="float">
            <text:p>53.76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23" calcext:value-type="float">
            <text:p>58.2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439" calcext:value-type="float">
            <text:p>58.43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279" calcext:value-type="float">
            <text:p>53.279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716" calcext:value-type="float">
            <text:p>59.71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2.516" calcext:value-type="float">
            <text:p>52.51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3" calcext:value-type="float">
            <text:p>58.3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126" calcext:value-type="float">
            <text:p>58.126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8.877" calcext:value-type="float">
            <text:p>58.87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60.15" calcext:value-type="float">
            <text:p>60.1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3.677" calcext:value-type="float">
            <text:p>53.677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.981" calcext:value-type="float">
            <text:p>54.981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.005" calcext:value-type="float">
            <text:p>55.005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47.988" calcext:value-type="float">
            <text:p>47.988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2.042" calcext:value-type="float">
            <text:p>52.04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9.612" calcext:value-type="float">
            <text:p>59.612</text:p>
          </table:table-cell>
          <table:table-cell office:value-type="float" office:value="4349.02" calcext:value-type="float">
            <text:p>4349.0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747" calcext:value-type="float">
            <text:p>53.74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759" calcext:value-type="float">
            <text:p>53.75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56" calcext:value-type="float">
            <text:p>55.5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05" calcext:value-type="float">
            <text:p>59.80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226" calcext:value-type="float">
            <text:p>56.22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119" calcext:value-type="float">
            <text:p>54.11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046" calcext:value-type="float">
            <text:p>54.04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01" calcext:value-type="float">
            <text:p>54.0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8.306" calcext:value-type="float">
            <text:p>48.30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583" calcext:value-type="float">
            <text:p>53.58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717" calcext:value-type="float">
            <text:p>55.71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974" calcext:value-type="float">
            <text:p>57.97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9" calcext:value-type="float">
            <text:p>53.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992" calcext:value-type="float">
            <text:p>57.99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05" calcext:value-type="float">
            <text:p>59.80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0.975" calcext:value-type="float">
            <text:p>50.97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553" calcext:value-type="float">
            <text:p>59.55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1.487" calcext:value-type="float">
            <text:p>51.48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452" calcext:value-type="float">
            <text:p>59.45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8.424" calcext:value-type="float">
            <text:p>58.42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229" calcext:value-type="float">
            <text:p>57.22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694" calcext:value-type="float">
            <text:p>59.69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478" calcext:value-type="float">
            <text:p>59.47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449" calcext:value-type="float">
            <text:p>53.44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171" calcext:value-type="float">
            <text:p>53.17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896" calcext:value-type="float">
            <text:p>54.89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846" calcext:value-type="float">
            <text:p>54.84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995" calcext:value-type="float">
            <text:p>55.99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066" calcext:value-type="float">
            <text:p>59.06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241" calcext:value-type="float">
            <text:p>57.24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164" calcext:value-type="float">
            <text:p>59.16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934" calcext:value-type="float">
            <text:p>52.93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9.021" calcext:value-type="float">
            <text:p>49.02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804" calcext:value-type="float">
            <text:p>53.80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176" calcext:value-type="float">
            <text:p>55.17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733" calcext:value-type="float">
            <text:p>55.73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493" calcext:value-type="float">
            <text:p>56.49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919" calcext:value-type="float">
            <text:p>54.91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877" calcext:value-type="float">
            <text:p>57.87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925" calcext:value-type="float">
            <text:p>55.92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206" calcext:value-type="float">
            <text:p>57.20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487" calcext:value-type="float">
            <text:p>56.48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869" calcext:value-type="float">
            <text:p>56.86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8.791" calcext:value-type="float">
            <text:p>58.79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487" calcext:value-type="float">
            <text:p>59.48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309" calcext:value-type="float">
            <text:p>57.30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0.468" calcext:value-type="float">
            <text:p>50.46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73" calcext:value-type="float">
            <text:p>52.7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117" calcext:value-type="float">
            <text:p>53.11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652" calcext:value-type="float">
            <text:p>55.65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1.538" calcext:value-type="float">
            <text:p>51.53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9.844" calcext:value-type="float">
            <text:p>49.84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105" calcext:value-type="float">
            <text:p>55.10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406" calcext:value-type="float">
            <text:p>54.40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0.428" calcext:value-type="float">
            <text:p>50.42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869" calcext:value-type="float">
            <text:p>54.86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546" calcext:value-type="float">
            <text:p>53.54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7.854" calcext:value-type="float">
            <text:p>47.85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182" calcext:value-type="float">
            <text:p>53.18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4.683" calcext:value-type="float">
            <text:p>44.68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611" calcext:value-type="float">
            <text:p>55.61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166" calcext:value-type="float">
            <text:p>55.16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605" calcext:value-type="float">
            <text:p>52.60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725" calcext:value-type="float">
            <text:p>56.72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931" calcext:value-type="float">
            <text:p>54.93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5.908" calcext:value-type="float">
            <text:p>55.90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699" calcext:value-type="float">
            <text:p>54.69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53" calcext:value-type="float">
            <text:p>52.5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517" calcext:value-type="float">
            <text:p>53.51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642" calcext:value-type="float">
            <text:p>54.64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9.837" calcext:value-type="float">
            <text:p>49.83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724" calcext:value-type="float">
            <text:p>53.72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784" calcext:value-type="float">
            <text:p>53.78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402" calcext:value-type="float">
            <text:p>53.40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76" calcext:value-type="float">
            <text:p>52.7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163" calcext:value-type="float">
            <text:p>59.16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1" calcext:value-type="float">
            <text:p>59.8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11" calcext:value-type="float">
            <text:p>59.81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591" calcext:value-type="float">
            <text:p>53.59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293" calcext:value-type="float">
            <text:p>57.29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141" calcext:value-type="float">
            <text:p>59.14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866" calcext:value-type="float">
            <text:p>59.86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39" calcext:value-type="float">
            <text:p>56.3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243" calcext:value-type="float">
            <text:p>59.24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538" calcext:value-type="float">
            <text:p>59.53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253" calcext:value-type="float">
            <text:p>59.25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377" calcext:value-type="float">
            <text:p>59.37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8.143" calcext:value-type="float">
            <text:p>58.143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731" calcext:value-type="float">
            <text:p>59.731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098" calcext:value-type="float">
            <text:p>56.098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9.456" calcext:value-type="float">
            <text:p>59.456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60.087" calcext:value-type="float">
            <text:p>60.08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3.389" calcext:value-type="float">
            <text:p>53.389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0.122" calcext:value-type="float">
            <text:p>50.122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2.267" calcext:value-type="float">
            <text:p>52.26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707" calcext:value-type="float">
            <text:p>54.70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4.295" calcext:value-type="float">
            <text:p>54.29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6.155" calcext:value-type="float">
            <text:p>56.155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7.207" calcext:value-type="float">
            <text:p>57.207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50.044" calcext:value-type="float">
            <text:p>50.044</text:p>
          </table:table-cell>
          <table:table-cell office:value-type="float" office:value="4021.79" calcext:value-type="float">
            <text:p>4021.7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7.528" calcext:value-type="float">
            <text:p>57.52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603" calcext:value-type="float">
            <text:p>58.60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746" calcext:value-type="float">
            <text:p>60.74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913" calcext:value-type="float">
            <text:p>60.91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925" calcext:value-type="float">
            <text:p>60.925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981" calcext:value-type="float">
            <text:p>53.98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06" calcext:value-type="float">
            <text:p>58.0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001" calcext:value-type="float">
            <text:p>54.00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251" calcext:value-type="float">
            <text:p>53.25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959" calcext:value-type="float">
            <text:p>54.95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934" calcext:value-type="float">
            <text:p>53.93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291" calcext:value-type="float">
            <text:p>52.29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974" calcext:value-type="float">
            <text:p>54.97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229" calcext:value-type="float">
            <text:p>58.22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787" calcext:value-type="float">
            <text:p>60.78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223" calcext:value-type="float">
            <text:p>55.22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524" calcext:value-type="float">
            <text:p>55.52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057" calcext:value-type="float">
            <text:p>54.05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455" calcext:value-type="float">
            <text:p>54.455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403" calcext:value-type="float">
            <text:p>54.40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599" calcext:value-type="float">
            <text:p>53.59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484" calcext:value-type="float">
            <text:p>53.48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49.126" calcext:value-type="float">
            <text:p>49.12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942" calcext:value-type="float">
            <text:p>54.94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731" calcext:value-type="float">
            <text:p>53.73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07" calcext:value-type="float">
            <text:p>52.0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808" calcext:value-type="float">
            <text:p>51.80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683" calcext:value-type="float">
            <text:p>52.68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818" calcext:value-type="float">
            <text:p>55.81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612" calcext:value-type="float">
            <text:p>55.61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379" calcext:value-type="float">
            <text:p>54.37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09" calcext:value-type="float">
            <text:p>54.0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368" calcext:value-type="float">
            <text:p>58.36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1.687" calcext:value-type="float">
            <text:p>61.68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7.651" calcext:value-type="float">
            <text:p>57.65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884" calcext:value-type="float">
            <text:p>58.88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773" calcext:value-type="float">
            <text:p>54.77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582" calcext:value-type="float">
            <text:p>55.58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073" calcext:value-type="float">
            <text:p>58.07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676" calcext:value-type="float">
            <text:p>51.67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9.962" calcext:value-type="float">
            <text:p>59.96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741" calcext:value-type="float">
            <text:p>54.74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336" calcext:value-type="float">
            <text:p>54.33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91" calcext:value-type="float">
            <text:p>58.9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46.589" calcext:value-type="float">
            <text:p>46.58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1.387" calcext:value-type="float">
            <text:p>61.38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606" calcext:value-type="float">
            <text:p>60.60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538" calcext:value-type="float">
            <text:p>60.53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9.235" calcext:value-type="float">
            <text:p>59.235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086" calcext:value-type="float">
            <text:p>55.08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74" calcext:value-type="float">
            <text:p>60.7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1.325" calcext:value-type="float">
            <text:p>61.325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273" calcext:value-type="float">
            <text:p>60.27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66" calcext:value-type="float">
            <text:p>60.6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398" calcext:value-type="float">
            <text:p>52.39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02" calcext:value-type="float">
            <text:p>53.0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267" calcext:value-type="float">
            <text:p>54.26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944" calcext:value-type="float">
            <text:p>51.94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306" calcext:value-type="float">
            <text:p>51.30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657" calcext:value-type="float">
            <text:p>52.65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0.801" calcext:value-type="float">
            <text:p>50.80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0.079" calcext:value-type="float">
            <text:p>50.07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627" calcext:value-type="float">
            <text:p>55.62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03" calcext:value-type="float">
            <text:p>51.0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6.021" calcext:value-type="float">
            <text:p>56.02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139" calcext:value-type="float">
            <text:p>54.13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142" calcext:value-type="float">
            <text:p>55.14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989" calcext:value-type="float">
            <text:p>53.98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031" calcext:value-type="float">
            <text:p>55.03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067" calcext:value-type="float">
            <text:p>53.06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98" calcext:value-type="float">
            <text:p>51.9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109" calcext:value-type="float">
            <text:p>52.10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763" calcext:value-type="float">
            <text:p>54.76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636" calcext:value-type="float">
            <text:p>52.63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552" calcext:value-type="float">
            <text:p>54.55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656" calcext:value-type="float">
            <text:p>52.65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406" calcext:value-type="float">
            <text:p>55.40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428" calcext:value-type="float">
            <text:p>55.42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7.867" calcext:value-type="float">
            <text:p>57.86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7.72" calcext:value-type="float">
            <text:p>57.7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0.492" calcext:value-type="float">
            <text:p>50.49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403" calcext:value-type="float">
            <text:p>55.40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6.641" calcext:value-type="float">
            <text:p>56.641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896" calcext:value-type="float">
            <text:p>55.89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872" calcext:value-type="float">
            <text:p>53.87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1.767" calcext:value-type="float">
            <text:p>51.767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2.446" calcext:value-type="float">
            <text:p>52.44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573" calcext:value-type="float">
            <text:p>58.57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252" calcext:value-type="float">
            <text:p>54.25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3.888" calcext:value-type="float">
            <text:p>53.88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08" calcext:value-type="float">
            <text:p>55.0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9.466" calcext:value-type="float">
            <text:p>59.466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8.328" calcext:value-type="float">
            <text:p>58.32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0.03" calcext:value-type="float">
            <text:p>60.0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6.433" calcext:value-type="float">
            <text:p>56.433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9.942" calcext:value-type="float">
            <text:p>59.94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4.64" calcext:value-type="float">
            <text:p>54.64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6.888" calcext:value-type="float">
            <text:p>56.888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55.269" calcext:value-type="float">
            <text:p>55.269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prm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45.12" calcext:value-type="float">
            <text:p>45.12</text:p>
          </table:table-cell>
          <table:table-cell office:value-type="float" office:value="2597.53" calcext:value-type="float">
            <text:p>2597.53</text:p>
          </table:table-cell>
        </table:table-row>
        <table:table-row table:style-name="ro1">
          <table:table-cell table:number-columns-repeated="6"/>
          <table:table-cell table:formula="of:=AVERAGE([.G1530:.G2037])" office:value-type="float" office:value="55.2346939999999" calcext:value-type="float">
            <text:p>55.2346939999999</text:p>
          </table:table-cell>
          <table:table-cell table:formula="of:=AVERAGE([.H1530:.H2037])" office:value-type="float" office:value="3621.73800000002" calcext:value-type="float">
            <text:p>3621.7380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58:23.338024402</dc:date>
    <meta:editing-duration>PT4M25S</meta:editing-duration>
    <meta:editing-cycles>1</meta:editing-cycles>
    <meta:document-statistic meta:table-count="1" meta:cell-count="16008" meta:object-count="0"/>
    <meta:generator>LibreOffice/6.0.7.3$Linux_X86_64 LibreOffice_project/00m0$Build-3</meta:generator>
  </office:meta>
</office:document-meta>
</file>